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ybullet" table:style-name="ta1">
        <table:shapes>
          <draw:frame draw:z-index="0" draw:style-name="gr1" draw:text-style-name="P1" svg:width="453.51pt" svg:height="255.09pt" svg:x="2.83pt" svg:y="1116.45pt">
            <draw:object draw:notify-on-update-of-ranges="pybullet.A1:pybullet.A87 pybullet.B1:pybullet.B87 pybullet.A1:pybullet.A87 pybullet.C1:pybullet.C87 pybullet.A1:pybullet.A87 pybullet.D1:pybullet.D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8727366924286" calcext:value-type="float">
            <text:p>0.138727366924286</text:p>
          </table:table-cell>
          <table:table-cell office:value-type="float" office:value="0.00128036178648472" calcext:value-type="float">
            <text:p>0.001280361786485</text:p>
          </table:table-cell>
          <table:table-cell office:value-type="float" office:value="0.535536825656891" calcext:value-type="float">
            <text:p>0.535536825656891</text:p>
          </table:table-cell>
          <table:table-cell office:value-type="float" office:value="3.01263316092741" calcext:value-type="float">
            <text:p>3.01263316092741</text:p>
          </table:table-cell>
          <table:table-cell office:value-type="float" office:value="0.073976947746843" calcext:value-type="float">
            <text:p>0.073976947746843</text:p>
          </table:table-cell>
          <table:table-cell office:value-type="float" office:value="1.68262584214538" calcext:value-type="float">
            <text:p>1.68262584214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8670489192009" calcext:value-type="float">
            <text:p>0.138670489192009</text:p>
          </table:table-cell>
          <table:table-cell office:value-type="float" office:value="-0.0117365662008524" calcext:value-type="float">
            <text:p>-0.011736566200852</text:p>
          </table:table-cell>
          <table:table-cell office:value-type="float" office:value="0.543773889541626" calcext:value-type="float">
            <text:p>0.543773889541626</text:p>
          </table:table-cell>
          <table:table-cell office:value-type="float" office:value="3.0087094410817" calcext:value-type="float">
            <text:p>3.0087094410817</text:p>
          </table:table-cell>
          <table:table-cell office:value-type="float" office:value="0.0755307862136238" calcext:value-type="float">
            <text:p>0.075530786213624</text:p>
          </table:table-cell>
          <table:table-cell office:value-type="float" office:value="1.64106697231744" calcext:value-type="float">
            <text:p>1.64106697231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892126083374" calcext:value-type="float">
            <text:p>0.13892126083374</text:p>
          </table:table-cell>
          <table:table-cell office:value-type="float" office:value="-0.0241652987897396" calcext:value-type="float">
            <text:p>-0.02416529878974</text:p>
          </table:table-cell>
          <table:table-cell office:value-type="float" office:value="0.545576572418213" calcext:value-type="float">
            <text:p>0.545576572418213</text:p>
          </table:table-cell>
          <table:table-cell office:value-type="float" office:value="3.00749947850516" calcext:value-type="float">
            <text:p>3.00749947850516</text:p>
          </table:table-cell>
          <table:table-cell office:value-type="float" office:value="0.0737068633648811" calcext:value-type="float">
            <text:p>0.073706863364881</text:p>
          </table:table-cell>
          <table:table-cell office:value-type="float" office:value="1.60131391556019" calcext:value-type="float">
            <text:p>1.60131391556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9058485627174" calcext:value-type="float">
            <text:p>0.139058485627174</text:p>
          </table:table-cell>
          <table:table-cell office:value-type="float" office:value="-0.0363819822669029" calcext:value-type="float">
            <text:p>-0.036381982266903</text:p>
          </table:table-cell>
          <table:table-cell office:value-type="float" office:value="0.545487999916077" calcext:value-type="float">
            <text:p>0.545487999916077</text:p>
          </table:table-cell>
          <table:table-cell office:value-type="float" office:value="3.00880294813984" calcext:value-type="float">
            <text:p>3.00880294813984</text:p>
          </table:table-cell>
          <table:table-cell office:value-type="float" office:value="0.0837698012180101" calcext:value-type="float">
            <text:p>0.08376980121801</text:p>
          </table:table-cell>
          <table:table-cell office:value-type="float" office:value="1.56739561821672" calcext:value-type="float">
            <text:p>1.56739561821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918599486351" calcext:value-type="float">
            <text:p>0.13918599486351</text:p>
          </table:table-cell>
          <table:table-cell office:value-type="float" office:value="-0.0483008027076721" calcext:value-type="float">
            <text:p>-0.048300802707672</text:p>
          </table:table-cell>
          <table:table-cell office:value-type="float" office:value="0.544975399971008" calcext:value-type="float">
            <text:p>0.544975399971008</text:p>
          </table:table-cell>
          <table:table-cell office:value-type="float" office:value="3.008614278737" calcext:value-type="float">
            <text:p>3.008614278737</text:p>
          </table:table-cell>
          <table:table-cell office:value-type="float" office:value="0.0928082679208794" calcext:value-type="float">
            <text:p>0.092808267920879</text:p>
          </table:table-cell>
          <table:table-cell office:value-type="float" office:value="1.53382208558495" calcext:value-type="float">
            <text:p>1.53382208558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9367982745171" calcext:value-type="float">
            <text:p>0.139367982745171</text:p>
          </table:table-cell>
          <table:table-cell office:value-type="float" office:value="-0.0609285719692707" calcext:value-type="float">
            <text:p>-0.060928571969271</text:p>
          </table:table-cell>
          <table:table-cell office:value-type="float" office:value="0.543829917907715" calcext:value-type="float">
            <text:p>0.543829917907715</text:p>
          </table:table-cell>
          <table:table-cell office:value-type="float" office:value="3.00828851272369" calcext:value-type="float">
            <text:p>3.00828851272369</text:p>
          </table:table-cell>
          <table:table-cell office:value-type="float" office:value="0.0923698647083896" calcext:value-type="float">
            <text:p>0.09236986470839</text:p>
          </table:table-cell>
          <table:table-cell office:value-type="float" office:value="1.49456477483281" calcext:value-type="float">
            <text:p>1.494564774832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8614594936371" calcext:value-type="float">
            <text:p>0.138614594936371</text:p>
          </table:table-cell>
          <table:table-cell office:value-type="float" office:value="-0.060423981398344" calcext:value-type="float">
            <text:p>-0.060423981398344</text:p>
          </table:table-cell>
          <table:table-cell office:value-type="float" office:value="0.530960261821747" calcext:value-type="float">
            <text:p>0.530960261821747</text:p>
          </table:table-cell>
          <table:table-cell office:value-type="float" office:value="3.01788825747656" calcext:value-type="float">
            <text:p>3.01788825747656</text:p>
          </table:table-cell>
          <table:table-cell office:value-type="float" office:value="0.0916183553956435" calcext:value-type="float">
            <text:p>0.091618355395644</text:p>
          </table:table-cell>
          <table:table-cell office:value-type="float" office:value="1.49929268244843" calcext:value-type="float">
            <text:p>1.499292682448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800910115242" calcext:value-type="float">
            <text:p>0.13800910115242</text:p>
          </table:table-cell>
          <table:table-cell office:value-type="float" office:value="-0.0603660605847835" calcext:value-type="float">
            <text:p>-0.060366060584784</text:p>
          </table:table-cell>
          <table:table-cell office:value-type="float" office:value="0.51832503080368" calcext:value-type="float">
            <text:p>0.51832503080368</text:p>
          </table:table-cell>
          <table:table-cell office:value-type="float" office:value="3.02416117263006" calcext:value-type="float">
            <text:p>3.02416117263006</text:p>
          </table:table-cell>
          <table:table-cell office:value-type="float" office:value="0.0917804680733019" calcext:value-type="float">
            <text:p>0.091780468073302</text:p>
          </table:table-cell>
          <table:table-cell office:value-type="float" office:value="1.50301423073896" calcext:value-type="float">
            <text:p>1.50301423073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7474536895752" calcext:value-type="float">
            <text:p>0.137474536895752</text:p>
          </table:table-cell>
          <table:table-cell office:value-type="float" office:value="-0.0603112988173962" calcext:value-type="float">
            <text:p>-0.060311298817396</text:p>
          </table:table-cell>
          <table:table-cell office:value-type="float" office:value="0.505908250808716" calcext:value-type="float">
            <text:p>0.505908250808716</text:p>
          </table:table-cell>
          <table:table-cell office:value-type="float" office:value="3.0303818098793" calcext:value-type="float">
            <text:p>3.0303818098793</text:p>
          </table:table-cell>
          <table:table-cell office:value-type="float" office:value="0.0918761786132349" calcext:value-type="float">
            <text:p>0.091876178613235</text:p>
          </table:table-cell>
          <table:table-cell office:value-type="float" office:value="1.5066399863883" calcext:value-type="float">
            <text:p>1.5066399863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6824280023575" calcext:value-type="float">
            <text:p>0.136824280023575</text:p>
          </table:table-cell>
          <table:table-cell office:value-type="float" office:value="-0.0602460280060768" calcext:value-type="float">
            <text:p>-0.060246028006077</text:p>
          </table:table-cell>
          <table:table-cell office:value-type="float" office:value="0.493496537208557" calcext:value-type="float">
            <text:p>0.493496537208557</text:p>
          </table:table-cell>
          <table:table-cell office:value-type="float" office:value="3.03757801836934" calcext:value-type="float">
            <text:p>3.03757801836934</text:p>
          </table:table-cell>
          <table:table-cell office:value-type="float" office:value="0.0919337769759483" calcext:value-type="float">
            <text:p>0.091933776975948</text:p>
          </table:table-cell>
          <table:table-cell office:value-type="float" office:value="1.51026262615152" calcext:value-type="float">
            <text:p>1.51026262615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6111482977867" calcext:value-type="float">
            <text:p>0.136111482977867</text:p>
          </table:table-cell>
          <table:table-cell office:value-type="float" office:value="-0.0601744800806046" calcext:value-type="float">
            <text:p>-0.060174480080605</text:p>
          </table:table-cell>
          <table:table-cell office:value-type="float" office:value="0.481189012527466" calcext:value-type="float">
            <text:p>0.481189012527466</text:p>
          </table:table-cell>
          <table:table-cell office:value-type="float" office:value="3.0455846344775" calcext:value-type="float">
            <text:p>3.0455846344775</text:p>
          </table:table-cell>
          <table:table-cell office:value-type="float" office:value="0.0919464889479532" calcext:value-type="float">
            <text:p>0.091946488947953</text:p>
          </table:table-cell>
          <table:table-cell office:value-type="float" office:value="1.51385868135504" calcext:value-type="float">
            <text:p>1.513858681355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5339021682739" calcext:value-type="float">
            <text:p>0.135339021682739</text:p>
          </table:table-cell>
          <table:table-cell office:value-type="float" office:value="-0.0600955113768578" calcext:value-type="float">
            <text:p>-0.060095511376858</text:p>
          </table:table-cell>
          <table:table-cell office:value-type="float" office:value="0.468931615352631" calcext:value-type="float">
            <text:p>0.468931615352631</text:p>
          </table:table-cell>
          <table:table-cell office:value-type="float" office:value="3.05425852305933" calcext:value-type="float">
            <text:p>3.05425852305933</text:p>
          </table:table-cell>
          <table:table-cell office:value-type="float" office:value="0.0918970366744476" calcext:value-type="float">
            <text:p>0.091897036674448</text:p>
          </table:table-cell>
          <table:table-cell office:value-type="float" office:value="1.51745000593945" calcext:value-type="float">
            <text:p>1.517450005939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4731024503708" calcext:value-type="float">
            <text:p>0.134731024503708</text:p>
          </table:table-cell>
          <table:table-cell office:value-type="float" office:value="-0.0600154362618923" calcext:value-type="float">
            <text:p>-0.060015436261892</text:p>
          </table:table-cell>
          <table:table-cell office:value-type="float" office:value="0.456477224826813" calcext:value-type="float">
            <text:p>0.456477224826813</text:p>
          </table:table-cell>
          <table:table-cell office:value-type="float" office:value="3.06122617678536" calcext:value-type="float">
            <text:p>3.06122617678536</text:p>
          </table:table-cell>
          <table:table-cell office:value-type="float" office:value="0.0917203148318194" calcext:value-type="float">
            <text:p>0.091720314831819</text:p>
          </table:table-cell>
          <table:table-cell office:value-type="float" office:value="1.5210904377038" calcext:value-type="float">
            <text:p>1.5210904377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4423553943634" calcext:value-type="float">
            <text:p>0.134423553943634</text:p>
          </table:table-cell>
          <table:table-cell office:value-type="float" office:value="-0.0599378608167172" calcext:value-type="float">
            <text:p>-0.059937860816717</text:p>
          </table:table-cell>
          <table:table-cell office:value-type="float" office:value="0.443683624267578" calcext:value-type="float">
            <text:p>0.443683624267578</text:p>
          </table:table-cell>
          <table:table-cell office:value-type="float" office:value="3.06492759164058" calcext:value-type="float">
            <text:p>3.06492759164058</text:p>
          </table:table-cell>
          <table:table-cell office:value-type="float" office:value="0.0914042495209281" calcext:value-type="float">
            <text:p>0.091404249520928</text:p>
          </table:table-cell>
          <table:table-cell office:value-type="float" office:value="1.52481603305188" calcext:value-type="float">
            <text:p>1.524816033051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4252354502678" calcext:value-type="float">
            <text:p>0.134252354502678</text:p>
          </table:table-cell>
          <table:table-cell office:value-type="float" office:value="-0.0598577335476875" calcext:value-type="float">
            <text:p>-0.059857733547688</text:p>
          </table:table-cell>
          <table:table-cell office:value-type="float" office:value="0.430830150842667" calcext:value-type="float">
            <text:p>0.430830150842667</text:p>
          </table:table-cell>
          <table:table-cell office:value-type="float" office:value="3.06724984178707" calcext:value-type="float">
            <text:p>3.06724984178707</text:p>
          </table:table-cell>
          <table:table-cell office:value-type="float" office:value="0.0910048730516405" calcext:value-type="float">
            <text:p>0.091004873051641</text:p>
          </table:table-cell>
          <table:table-cell office:value-type="float" office:value="1.52856946741042" calcext:value-type="float">
            <text:p>1.52856946741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4092167019844" calcext:value-type="float">
            <text:p>0.134092167019844</text:p>
          </table:table-cell>
          <table:table-cell office:value-type="float" office:value="-0.0597650706768036" calcext:value-type="float">
            <text:p>-0.059765070676804</text:p>
          </table:table-cell>
          <table:table-cell office:value-type="float" office:value="0.417916476726532" calcext:value-type="float">
            <text:p>0.417916476726532</text:p>
          </table:table-cell>
          <table:table-cell office:value-type="float" office:value="3.06947408997296" calcext:value-type="float">
            <text:p>3.06947408997296</text:p>
          </table:table-cell>
          <table:table-cell office:value-type="float" office:value="0.0904947926698061" calcext:value-type="float">
            <text:p>0.090494792669806</text:p>
          </table:table-cell>
          <table:table-cell office:value-type="float" office:value="1.53234445763107" calcext:value-type="float">
            <text:p>1.532344457631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3931249380112" calcext:value-type="float">
            <text:p>0.133931249380112</text:p>
          </table:table-cell>
          <table:table-cell office:value-type="float" office:value="-0.0596614144742489" calcext:value-type="float">
            <text:p>-0.059661414474249</text:p>
          </table:table-cell>
          <table:table-cell office:value-type="float" office:value="0.405087351799011" calcext:value-type="float">
            <text:p>0.405087351799011</text:p>
          </table:table-cell>
          <table:table-cell office:value-type="float" office:value="3.07174233768743" calcext:value-type="float">
            <text:p>3.07174233768743</text:p>
          </table:table-cell>
          <table:table-cell office:value-type="float" office:value="0.0898997642518298" calcext:value-type="float">
            <text:p>0.08989976425183</text:p>
          </table:table-cell>
          <table:table-cell office:value-type="float" office:value="1.53611765237188" calcext:value-type="float">
            <text:p>1.536117652371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3742555975914" calcext:value-type="float">
            <text:p>0.133742555975914</text:p>
          </table:table-cell>
          <table:table-cell office:value-type="float" office:value="-0.0595412962138653" calcext:value-type="float">
            <text:p>-0.059541296213865</text:p>
          </table:table-cell>
          <table:table-cell office:value-type="float" office:value="0.392226994037628" calcext:value-type="float">
            <text:p>0.392226994037628</text:p>
          </table:table-cell>
          <table:table-cell office:value-type="float" office:value="3.07418475341697" calcext:value-type="float">
            <text:p>3.07418475341697</text:p>
          </table:table-cell>
          <table:table-cell office:value-type="float" office:value="0.0892082241265375" calcext:value-type="float">
            <text:p>0.089208224126538</text:p>
          </table:table-cell>
          <table:table-cell office:value-type="float" office:value="1.53993914931102" calcext:value-type="float">
            <text:p>1.53993914931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3548185229302" calcext:value-type="float">
            <text:p>0.133548185229302</text:p>
          </table:table-cell>
          <table:table-cell office:value-type="float" office:value="-0.05940156057477" calcext:value-type="float">
            <text:p>-0.05940156057477</text:p>
          </table:table-cell>
          <table:table-cell office:value-type="float" office:value="0.379320740699768" calcext:value-type="float">
            <text:p>0.379320740699768</text:p>
          </table:table-cell>
          <table:table-cell office:value-type="float" office:value="3.07669444058382" calcext:value-type="float">
            <text:p>3.07669444058382</text:p>
          </table:table-cell>
          <table:table-cell office:value-type="float" office:value="0.088357654414718" calcext:value-type="float">
            <text:p>0.088357654414718</text:p>
          </table:table-cell>
          <table:table-cell office:value-type="float" office:value="1.54376538677914" calcext:value-type="float">
            <text:p>1.543765386779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3339166641235" calcext:value-type="float">
            <text:p>0.133339166641235</text:p>
          </table:table-cell>
          <table:table-cell office:value-type="float" office:value="-0.059237252920866" calcext:value-type="float">
            <text:p>-0.059237252920866</text:p>
          </table:table-cell>
          <table:table-cell office:value-type="float" office:value="0.366459995508194" calcext:value-type="float">
            <text:p>0.366459995508194</text:p>
          </table:table-cell>
          <table:table-cell office:value-type="float" office:value="3.07964223473289" calcext:value-type="float">
            <text:p>3.07964223473289</text:p>
          </table:table-cell>
          <table:table-cell office:value-type="float" office:value="0.0872702015672516" calcext:value-type="float">
            <text:p>0.087270201567252</text:p>
          </table:table-cell>
          <table:table-cell office:value-type="float" office:value="1.54747574412058" calcext:value-type="float">
            <text:p>1.54747574412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3177533745766" calcext:value-type="float">
            <text:p>0.133177533745766</text:p>
          </table:table-cell>
          <table:table-cell office:value-type="float" office:value="-0.0590578801929951" calcext:value-type="float">
            <text:p>-0.059057880192995</text:p>
          </table:table-cell>
          <table:table-cell office:value-type="float" office:value="0.353919267654419" calcext:value-type="float">
            <text:p>0.353919267654419</text:p>
          </table:table-cell>
          <table:table-cell office:value-type="float" office:value="3.08203656501291" calcext:value-type="float">
            <text:p>3.08203656501291</text:p>
          </table:table-cell>
          <table:table-cell office:value-type="float" office:value="0.0860276045457968" calcext:value-type="float">
            <text:p>0.086027604545797</text:p>
          </table:table-cell>
          <table:table-cell office:value-type="float" office:value="1.55101461544834" calcext:value-type="float">
            <text:p>1.551014615448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4014561772347" calcext:value-type="float">
            <text:p>0.134014561772347</text:p>
          </table:table-cell>
          <table:table-cell office:value-type="float" office:value="-0.0588757731020451" calcext:value-type="float">
            <text:p>-0.058875773102045</text:p>
          </table:table-cell>
          <table:table-cell office:value-type="float" office:value="0.341859519481659" calcext:value-type="float">
            <text:p>0.341859519481659</text:p>
          </table:table-cell>
          <table:table-cell office:value-type="float" office:value="3.07382148993672" calcext:value-type="float">
            <text:p>3.07382148993672</text:p>
          </table:table-cell>
          <table:table-cell office:value-type="float" office:value="0.0842928457744776" calcext:value-type="float">
            <text:p>0.084292845774478</text:p>
          </table:table-cell>
          <table:table-cell office:value-type="float" office:value="1.55371132782983" calcext:value-type="float">
            <text:p>1.553711327829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3360102772713" calcext:value-type="float">
            <text:p>0.133360102772713</text:p>
          </table:table-cell>
          <table:table-cell office:value-type="float" office:value="-0.0586175844073296" calcext:value-type="float">
            <text:p>-0.05861758440733</text:p>
          </table:table-cell>
          <table:table-cell office:value-type="float" office:value="0.332937389612198" calcext:value-type="float">
            <text:p>0.332937389612198</text:p>
          </table:table-cell>
          <table:table-cell office:value-type="float" office:value="3.0880338996911" calcext:value-type="float">
            <text:p>3.0880338996911</text:p>
          </table:table-cell>
          <table:table-cell office:value-type="float" office:value="0.0818420898394206" calcext:value-type="float">
            <text:p>0.081842089839421</text:p>
          </table:table-cell>
          <table:table-cell office:value-type="float" office:value="1.55409332601454" calcext:value-type="float">
            <text:p>1.554093326014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6795923113823" calcext:value-type="float">
            <text:p>0.136795923113823</text:p>
          </table:table-cell>
          <table:table-cell office:value-type="float" office:value="-0.0576063990592956" calcext:value-type="float">
            <text:p>-0.057606399059296</text:p>
          </table:table-cell>
          <table:table-cell office:value-type="float" office:value="0.32772508263588" calcext:value-type="float">
            <text:p>0.32772508263588</text:p>
          </table:table-cell>
          <table:table-cell office:value-type="float" office:value="3.10463620336872" calcext:value-type="float">
            <text:p>3.10463620336872</text:p>
          </table:table-cell>
          <table:table-cell office:value-type="float" office:value="0.0602963797654978" calcext:value-type="float">
            <text:p>0.060296379765498</text:p>
          </table:table-cell>
          <table:table-cell office:value-type="float" office:value="1.52019111115047" calcext:value-type="float">
            <text:p>1.520191111150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39018595218658" calcext:value-type="float">
            <text:p>0.139018595218658</text:p>
          </table:table-cell>
          <table:table-cell office:value-type="float" office:value="-0.0569302774965763" calcext:value-type="float">
            <text:p>-0.056930277496576</text:p>
          </table:table-cell>
          <table:table-cell office:value-type="float" office:value="0.322707891464233" calcext:value-type="float">
            <text:p>0.322707891464233</text:p>
          </table:table-cell>
          <table:table-cell office:value-type="float" office:value="3.12366196285488" calcext:value-type="float">
            <text:p>3.12366196285488</text:p>
          </table:table-cell>
          <table:table-cell office:value-type="float" office:value="0.0455007851015373" calcext:value-type="float">
            <text:p>0.045500785101537</text:p>
          </table:table-cell>
          <table:table-cell office:value-type="float" office:value="1.48101426086571" calcext:value-type="float">
            <text:p>1.481014260865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7313505411148" calcext:value-type="float">
            <text:p>0.147313505411148</text:p>
          </table:table-cell>
          <table:table-cell office:value-type="float" office:value="-0.058052659034729" calcext:value-type="float">
            <text:p>-0.058052659034729</text:p>
          </table:table-cell>
          <table:table-cell office:value-type="float" office:value="0.318955630064011" calcext:value-type="float">
            <text:p>0.318955630064011</text:p>
          </table:table-cell>
          <table:table-cell office:value-type="float" office:value="3.1009374407134" calcext:value-type="float">
            <text:p>3.1009374407134</text:p>
          </table:table-cell>
          <table:table-cell office:value-type="float" office:value="0.0730405568160095" calcext:value-type="float">
            <text:p>0.07304055681601</text:p>
          </table:table-cell>
          <table:table-cell office:value-type="float" office:value="1.53254347210974" calcext:value-type="float">
            <text:p>1.532543472109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0226076841354" calcext:value-type="float">
            <text:p>0.160226076841354</text:p>
          </table:table-cell>
          <table:table-cell office:value-type="float" office:value="-0.0581295154988766" calcext:value-type="float">
            <text:p>-0.058129515498877</text:p>
          </table:table-cell>
          <table:table-cell office:value-type="float" office:value="0.318018227815628" calcext:value-type="float">
            <text:p>0.318018227815628</text:p>
          </table:table-cell>
          <table:table-cell office:value-type="float" office:value="3.08120304536373" calcext:value-type="float">
            <text:p>3.08120304536373</text:p>
          </table:table-cell>
          <table:table-cell office:value-type="float" office:value="0.0747434046368343" calcext:value-type="float">
            <text:p>0.074743404636834</text:p>
          </table:table-cell>
          <table:table-cell office:value-type="float" office:value="1.53974994755388" calcext:value-type="float">
            <text:p>1.539749947553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72479748725891" calcext:value-type="float">
            <text:p>0.172479748725891</text:p>
          </table:table-cell>
          <table:table-cell office:value-type="float" office:value="-0.0582773685455322" calcext:value-type="float">
            <text:p>-0.058277368545532</text:p>
          </table:table-cell>
          <table:table-cell office:value-type="float" office:value="0.316652655601501" calcext:value-type="float">
            <text:p>0.316652655601501</text:p>
          </table:table-cell>
          <table:table-cell office:value-type="float" office:value="3.07940854989317" calcext:value-type="float">
            <text:p>3.07940854989317</text:p>
          </table:table-cell>
          <table:table-cell office:value-type="float" office:value="0.0754520701594462" calcext:value-type="float">
            <text:p>0.075452070159446</text:p>
          </table:table-cell>
          <table:table-cell office:value-type="float" office:value="1.54684672824618" calcext:value-type="float">
            <text:p>1.546846728246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84888064861298" calcext:value-type="float">
            <text:p>0.184888064861298</text:p>
          </table:table-cell>
          <table:table-cell office:value-type="float" office:value="-0.0582849644124508" calcext:value-type="float">
            <text:p>-0.058284964412451</text:p>
          </table:table-cell>
          <table:table-cell office:value-type="float" office:value="0.31503438949585" calcext:value-type="float">
            <text:p>0.31503438949585</text:p>
          </table:table-cell>
          <table:table-cell office:value-type="float" office:value="3.07895406962311" calcext:value-type="float">
            <text:p>3.07895406962311</text:p>
          </table:table-cell>
          <table:table-cell office:value-type="float" office:value="0.0741590747960535" calcext:value-type="float">
            <text:p>0.074159074796054</text:p>
          </table:table-cell>
          <table:table-cell office:value-type="float" office:value="1.55190830993323" calcext:value-type="float">
            <text:p>1.551908309933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97321683168411" calcext:value-type="float">
            <text:p>0.197321683168411</text:p>
          </table:table-cell>
          <table:table-cell office:value-type="float" office:value="-0.0582730546593666" calcext:value-type="float">
            <text:p>-0.058273054659367</text:p>
          </table:table-cell>
          <table:table-cell office:value-type="float" office:value="0.312868714332581" calcext:value-type="float">
            <text:p>0.312868714332581</text:p>
          </table:table-cell>
          <table:table-cell office:value-type="float" office:value="3.07836439190019" calcext:value-type="float">
            <text:p>3.07836439190019</text:p>
          </table:table-cell>
          <table:table-cell office:value-type="float" office:value="0.072736111234499" calcext:value-type="float">
            <text:p>0.072736111234499</text:p>
          </table:table-cell>
          <table:table-cell office:value-type="float" office:value="1.55869909664975" calcext:value-type="float">
            <text:p>1.55869909664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09755331277847" calcext:value-type="float">
            <text:p>0.209755331277847</text:p>
          </table:table-cell>
          <table:table-cell office:value-type="float" office:value="-0.0582681111991406" calcext:value-type="float">
            <text:p>-0.058268111199141</text:p>
          </table:table-cell>
          <table:table-cell office:value-type="float" office:value="0.310128062963486" calcext:value-type="float">
            <text:p>0.310128062963486</text:p>
          </table:table-cell>
          <table:table-cell office:value-type="float" office:value="3.07807438973777" calcext:value-type="float">
            <text:p>3.07807438973777</text:p>
          </table:table-cell>
          <table:table-cell office:value-type="float" office:value="0.0715597177693899" calcext:value-type="float">
            <text:p>0.07155971776939</text:p>
          </table:table-cell>
          <table:table-cell office:value-type="float" office:value="1.56510208865438" calcext:value-type="float">
            <text:p>1.565102088654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22201213240624" calcext:value-type="float">
            <text:p>0.222201213240624</text:p>
          </table:table-cell>
          <table:table-cell office:value-type="float" office:value="-0.0582528747618198" calcext:value-type="float">
            <text:p>-0.05825287476182</text:p>
          </table:table-cell>
          <table:table-cell office:value-type="float" office:value="0.306863039731979" calcext:value-type="float">
            <text:p>0.306863039731979</text:p>
          </table:table-cell>
          <table:table-cell office:value-type="float" office:value="3.07704436357422" calcext:value-type="float">
            <text:p>3.07704436357422</text:p>
          </table:table-cell>
          <table:table-cell office:value-type="float" office:value="0.0701914717974959" calcext:value-type="float">
            <text:p>0.070191471797496</text:p>
          </table:table-cell>
          <table:table-cell office:value-type="float" office:value="1.57039180191463" calcext:value-type="float">
            <text:p>1.570391801914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4919235110283" calcext:value-type="float">
            <text:p>0.234919235110283</text:p>
          </table:table-cell>
          <table:table-cell office:value-type="float" office:value="-0.0582220405340195" calcext:value-type="float">
            <text:p>-0.05822204053402</text:p>
          </table:table-cell>
          <table:table-cell office:value-type="float" office:value="0.303590297698975" calcext:value-type="float">
            <text:p>0.303590297698975</text:p>
          </table:table-cell>
          <table:table-cell office:value-type="float" office:value="3.07494602294712" calcext:value-type="float">
            <text:p>3.07494602294712</text:p>
          </table:table-cell>
          <table:table-cell office:value-type="float" office:value="0.0686343523380818" calcext:value-type="float">
            <text:p>0.068634352338082</text:p>
          </table:table-cell>
          <table:table-cell office:value-type="float" office:value="1.57426776903609" calcext:value-type="float">
            <text:p>1.574267769036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48363554477692" calcext:value-type="float">
            <text:p>0.248363554477692</text:p>
          </table:table-cell>
          <table:table-cell office:value-type="float" office:value="-0.0583997741341591" calcext:value-type="float">
            <text:p>-0.058399774134159</text:p>
          </table:table-cell>
          <table:table-cell office:value-type="float" office:value="0.304244190454483" calcext:value-type="float">
            <text:p>0.304244190454483</text:p>
          </table:table-cell>
          <table:table-cell office:value-type="float" office:value="3.07134114365023" calcext:value-type="float">
            <text:p>3.07134114365023</text:p>
          </table:table-cell>
          <table:table-cell office:value-type="float" office:value="0.0689147886901014" calcext:value-type="float">
            <text:p>0.068914788690102</text:p>
          </table:table-cell>
          <table:table-cell office:value-type="float" office:value="1.57642177489536" calcext:value-type="float">
            <text:p>1.576421774895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6138374209404" calcext:value-type="float">
            <text:p>0.26138374209404</text:p>
          </table:table-cell>
          <table:table-cell office:value-type="float" office:value="-0.0585159808397293" calcext:value-type="float">
            <text:p>-0.058515980839729</text:p>
          </table:table-cell>
          <table:table-cell office:value-type="float" office:value="0.30395370721817" calcext:value-type="float">
            <text:p>0.30395370721817</text:p>
          </table:table-cell>
          <table:table-cell office:value-type="float" office:value="3.06463772289447" calcext:value-type="float">
            <text:p>3.06463772289447</text:p>
          </table:table-cell>
          <table:table-cell office:value-type="float" office:value="0.0693585440174655" calcext:value-type="float">
            <text:p>0.069358544017466</text:p>
          </table:table-cell>
          <table:table-cell office:value-type="float" office:value="1.57923310764247" calcext:value-type="float">
            <text:p>1.579233107642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58302807807922" calcext:value-type="float">
            <text:p>0.258302807807922</text:p>
          </table:table-cell>
          <table:table-cell office:value-type="float" office:value="-0.0582798719406128" calcext:value-type="float">
            <text:p>-0.058279871940613</text:p>
          </table:table-cell>
          <table:table-cell office:value-type="float" office:value="0.296689063310623" calcext:value-type="float">
            <text:p>0.296689063310623</text:p>
          </table:table-cell>
          <table:table-cell office:value-type="float" office:value="3.07694462638747" calcext:value-type="float">
            <text:p>3.07694462638747</text:p>
          </table:table-cell>
          <table:table-cell office:value-type="float" office:value="0.0670599491700615" calcext:value-type="float">
            <text:p>0.067059949170062</text:p>
          </table:table-cell>
          <table:table-cell office:value-type="float" office:value="1.58161762002705" calcext:value-type="float">
            <text:p>1.581617620027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58699476718903" calcext:value-type="float">
            <text:p>0.258699476718903</text:p>
          </table:table-cell>
          <table:table-cell office:value-type="float" office:value="-0.0578369349241257" calcext:value-type="float">
            <text:p>-0.057836934924126</text:p>
          </table:table-cell>
          <table:table-cell office:value-type="float" office:value="0.284237444400787" calcext:value-type="float">
            <text:p>0.284237444400787</text:p>
          </table:table-cell>
          <table:table-cell office:value-type="float" office:value="3.07154880379447" calcext:value-type="float">
            <text:p>3.07154880379447</text:p>
          </table:table-cell>
          <table:table-cell office:value-type="float" office:value="0.0626947092320094" calcext:value-type="float">
            <text:p>0.062694709232009</text:p>
          </table:table-cell>
          <table:table-cell office:value-type="float" office:value="1.58636664688075" calcext:value-type="float">
            <text:p>1.586366646880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58562922477722" calcext:value-type="float">
            <text:p>0.258562922477722</text:p>
          </table:table-cell>
          <table:table-cell office:value-type="float" office:value="-0.0573815256357193" calcext:value-type="float">
            <text:p>-0.057381525635719</text:p>
          </table:table-cell>
          <table:table-cell office:value-type="float" office:value="0.27252060174942" calcext:value-type="float">
            <text:p>0.27252060174942</text:p>
          </table:table-cell>
          <table:table-cell office:value-type="float" office:value="3.07282159734947" calcext:value-type="float">
            <text:p>3.07282159734947</text:p>
          </table:table-cell>
          <table:table-cell office:value-type="float" office:value="0.0576155583602055" calcext:value-type="float">
            <text:p>0.057615558360206</text:p>
          </table:table-cell>
          <table:table-cell office:value-type="float" office:value="1.58937161033144" calcext:value-type="float">
            <text:p>1.589371610331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58531481027603" calcext:value-type="float">
            <text:p>0.258531481027603</text:p>
          </table:table-cell>
          <table:table-cell office:value-type="float" office:value="-0.0568414852023125" calcext:value-type="float">
            <text:p>-0.056841485202313</text:p>
          </table:table-cell>
          <table:table-cell office:value-type="float" office:value="0.261264771223068" calcext:value-type="float">
            <text:p>0.261264771223068</text:p>
          </table:table-cell>
          <table:table-cell office:value-type="float" office:value="3.07294225994286" calcext:value-type="float">
            <text:p>3.07294225994286</text:p>
          </table:table-cell>
          <table:table-cell office:value-type="float" office:value="0.0518416339854151" calcext:value-type="float">
            <text:p>0.051841633985415</text:p>
          </table:table-cell>
          <table:table-cell office:value-type="float" office:value="1.59053120321421" calcext:value-type="float">
            <text:p>1.590531203214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58511394262314" calcext:value-type="float">
            <text:p>0.258511394262314</text:p>
          </table:table-cell>
          <table:table-cell office:value-type="float" office:value="-0.0563605800271034" calcext:value-type="float">
            <text:p>-0.056360580027104</text:p>
          </table:table-cell>
          <table:table-cell office:value-type="float" office:value="0.250446528196335" calcext:value-type="float">
            <text:p>0.250446528196335</text:p>
          </table:table-cell>
          <table:table-cell office:value-type="float" office:value="3.07300587437509" calcext:value-type="float">
            <text:p>3.07300587437509</text:p>
          </table:table-cell>
          <table:table-cell office:value-type="float" office:value="0.0457751259510198" calcext:value-type="float">
            <text:p>0.04577512595102</text:p>
          </table:table-cell>
          <table:table-cell office:value-type="float" office:value="1.586969016518" calcext:value-type="float">
            <text:p>1.5869690165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58278876543045" calcext:value-type="float">
            <text:p>0.258278876543045</text:p>
          </table:table-cell>
          <table:table-cell office:value-type="float" office:value="-0.0560982786118984" calcext:value-type="float">
            <text:p>-0.056098278611899</text:p>
          </table:table-cell>
          <table:table-cell office:value-type="float" office:value="0.24196982383728" calcext:value-type="float">
            <text:p>0.24196982383728</text:p>
          </table:table-cell>
          <table:table-cell office:value-type="float" office:value="3.07541304266503" calcext:value-type="float">
            <text:p>3.07541304266503</text:p>
          </table:table-cell>
          <table:table-cell office:value-type="float" office:value="0.0433629002096145" calcext:value-type="float">
            <text:p>0.043362900209615</text:p>
          </table:table-cell>
          <table:table-cell office:value-type="float" office:value="1.56006086429535" calcext:value-type="float">
            <text:p>1.560060864295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58694022893906" calcext:value-type="float">
            <text:p>0.258694022893906</text:p>
          </table:table-cell>
          <table:table-cell office:value-type="float" office:value="-0.056136105209589" calcext:value-type="float">
            <text:p>-0.056136105209589</text:p>
          </table:table-cell>
          <table:table-cell office:value-type="float" office:value="0.230475872755051" calcext:value-type="float">
            <text:p>0.230475872755051</text:p>
          </table:table-cell>
          <table:table-cell office:value-type="float" office:value="3.07063135045837" calcext:value-type="float">
            <text:p>3.07063135045837</text:p>
          </table:table-cell>
          <table:table-cell office:value-type="float" office:value="0.0458688777115659" calcext:value-type="float">
            <text:p>0.045868877711566</text:p>
          </table:table-cell>
          <table:table-cell office:value-type="float" office:value="1.5252522775756" calcext:value-type="float">
            <text:p>1.52525227757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59362190961838" calcext:value-type="float">
            <text:p>0.259362190961838</text:p>
          </table:table-cell>
          <table:table-cell office:value-type="float" office:value="-0.0565696731209755" calcext:value-type="float">
            <text:p>-0.056569673120976</text:p>
          </table:table-cell>
          <table:table-cell office:value-type="float" office:value="0.216403946280479" calcext:value-type="float">
            <text:p>0.216403946280479</text:p>
          </table:table-cell>
          <table:table-cell office:value-type="float" office:value="3.06472572079955" calcext:value-type="float">
            <text:p>3.06472572079955</text:p>
          </table:table-cell>
          <table:table-cell office:value-type="float" office:value="0.0519792515713758" calcext:value-type="float">
            <text:p>0.051979251571376</text:p>
          </table:table-cell>
          <table:table-cell office:value-type="float" office:value="1.49053439994846" calcext:value-type="float">
            <text:p>1.490534399948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9527534246445" calcext:value-type="float">
            <text:p>0.259527534246445</text:p>
          </table:table-cell>
          <table:table-cell office:value-type="float" office:value="-0.0571173541247845" calcext:value-type="float">
            <text:p>-0.057117354124785</text:p>
          </table:table-cell>
          <table:table-cell office:value-type="float" office:value="0.2041826993227" calcext:value-type="float">
            <text:p>0.2041826993227</text:p>
          </table:table-cell>
          <table:table-cell office:value-type="float" office:value="3.06484112103378" calcext:value-type="float">
            <text:p>3.06484112103378</text:p>
          </table:table-cell>
          <table:table-cell office:value-type="float" office:value="0.0591697468368171" calcext:value-type="float">
            <text:p>0.059169746836817</text:p>
          </table:table-cell>
          <table:table-cell office:value-type="float" office:value="1.47177491101667" calcext:value-type="float">
            <text:p>1.47177491101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59687840938568" calcext:value-type="float">
            <text:p>0.259687840938568</text:p>
          </table:table-cell>
          <table:table-cell office:value-type="float" office:value="-0.0570758320391178" calcext:value-type="float">
            <text:p>-0.057075832039118</text:p>
          </table:table-cell>
          <table:table-cell office:value-type="float" office:value="0.191158547997475" calcext:value-type="float">
            <text:p>0.191158547997475</text:p>
          </table:table-cell>
          <table:table-cell office:value-type="float" office:value="3.06348014865656" calcext:value-type="float">
            <text:p>3.06348014865656</text:p>
          </table:table-cell>
          <table:table-cell office:value-type="float" office:value="0.0581241493202157" calcext:value-type="float">
            <text:p>0.058124149320216</text:p>
          </table:table-cell>
          <table:table-cell office:value-type="float" office:value="1.47163337966287" calcext:value-type="float">
            <text:p>1.471633379662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4099469184875" calcext:value-type="float">
            <text:p>0.274099469184875</text:p>
          </table:table-cell>
          <table:table-cell office:value-type="float" office:value="-0.0575015433132649" calcext:value-type="float">
            <text:p>-0.057501543313265</text:p>
          </table:table-cell>
          <table:table-cell office:value-type="float" office:value="0.190596669912338" calcext:value-type="float">
            <text:p>0.190596669912338</text:p>
          </table:table-cell>
          <table:table-cell office:value-type="float" office:value="3.04739511018143" calcext:value-type="float">
            <text:p>3.04739511018143</text:p>
          </table:table-cell>
          <table:table-cell office:value-type="float" office:value="0.0614769745714013" calcext:value-type="float">
            <text:p>0.061476974571401</text:p>
          </table:table-cell>
          <table:table-cell office:value-type="float" office:value="1.47625009770518" calcext:value-type="float">
            <text:p>1.476250097705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88043618202209" calcext:value-type="float">
            <text:p>0.288043618202209</text:p>
          </table:table-cell>
          <table:table-cell office:value-type="float" office:value="-0.0572585128247738" calcext:value-type="float">
            <text:p>-0.057258512824774</text:p>
          </table:table-cell>
          <table:table-cell office:value-type="float" office:value="0.199264839291573" calcext:value-type="float">
            <text:p>0.199264839291573</text:p>
          </table:table-cell>
          <table:table-cell office:value-type="float" office:value="3.02190685902789" calcext:value-type="float">
            <text:p>3.02190685902789</text:p>
          </table:table-cell>
          <table:table-cell office:value-type="float" office:value="0.057354487768962" calcext:value-type="float">
            <text:p>0.057354487768962</text:p>
          </table:table-cell>
          <table:table-cell office:value-type="float" office:value="1.4788017746039" calcext:value-type="float">
            <text:p>1.47880177460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00675064325333" calcext:value-type="float">
            <text:p>0.300675064325333</text:p>
          </table:table-cell>
          <table:table-cell office:value-type="float" office:value="-0.0573756396770477" calcext:value-type="float">
            <text:p>-0.057375639677048</text:p>
          </table:table-cell>
          <table:table-cell office:value-type="float" office:value="0.199502676725388" calcext:value-type="float">
            <text:p>0.199502676725388</text:p>
          </table:table-cell>
          <table:table-cell office:value-type="float" office:value="3.02437586246175" calcext:value-type="float">
            <text:p>3.02437586246175</text:p>
          </table:table-cell>
          <table:table-cell office:value-type="float" office:value="0.0561063711860326" calcext:value-type="float">
            <text:p>0.056106371186033</text:p>
          </table:table-cell>
          <table:table-cell office:value-type="float" office:value="1.48220747900089" calcext:value-type="float">
            <text:p>1.482207479000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97397315502167" calcext:value-type="float">
            <text:p>0.297397315502167</text:p>
          </table:table-cell>
          <table:table-cell office:value-type="float" office:value="-0.0568286776542664" calcext:value-type="float">
            <text:p>-0.056828677654266</text:p>
          </table:table-cell>
          <table:table-cell office:value-type="float" office:value="0.175248265266419" calcext:value-type="float">
            <text:p>0.175248265266419</text:p>
          </table:table-cell>
          <table:table-cell office:value-type="float" office:value="3.05776714751281" calcext:value-type="float">
            <text:p>3.05776714751281</text:p>
          </table:table-cell>
          <table:table-cell office:value-type="float" office:value="0.0518684000902798" calcext:value-type="float">
            <text:p>0.05186840009028</text:p>
          </table:table-cell>
          <table:table-cell office:value-type="float" office:value="1.48585529374358" calcext:value-type="float">
            <text:p>1.485855293743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96761900186539" calcext:value-type="float">
            <text:p>0.296761900186539</text:p>
          </table:table-cell>
          <table:table-cell office:value-type="float" office:value="-0.0576536096632481" calcext:value-type="float">
            <text:p>-0.057653609663248</text:p>
          </table:table-cell>
          <table:table-cell office:value-type="float" office:value="0.160245954990387" calcext:value-type="float">
            <text:p>0.160245954990387</text:p>
          </table:table-cell>
          <table:table-cell office:value-type="float" office:value="3.06697470019032" calcext:value-type="float">
            <text:p>3.06697470019032</text:p>
          </table:table-cell>
          <table:table-cell office:value-type="float" office:value="0.0627420375155" calcext:value-type="float">
            <text:p>0.0627420375155</text:p>
          </table:table-cell>
          <table:table-cell office:value-type="float" office:value="1.48952488455184" calcext:value-type="float">
            <text:p>1.489524884551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6073466539383" calcext:value-type="float">
            <text:p>0.296073466539383</text:p>
          </table:table-cell>
          <table:table-cell office:value-type="float" office:value="-0.0581016093492508" calcext:value-type="float">
            <text:p>-0.058101609349251</text:p>
          </table:table-cell>
          <table:table-cell office:value-type="float" office:value="0.156936556100845" calcext:value-type="float">
            <text:p>0.156936556100845</text:p>
          </table:table-cell>
          <table:table-cell office:value-type="float" office:value="3.07657839249966" calcext:value-type="float">
            <text:p>3.07657839249966</text:p>
          </table:table-cell>
          <table:table-cell office:value-type="float" office:value="0.0684590209640601" calcext:value-type="float">
            <text:p>0.06845902096406</text:p>
          </table:table-cell>
          <table:table-cell office:value-type="float" office:value="1.49063773692356" calcext:value-type="float">
            <text:p>1.490637736923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97258943319321" calcext:value-type="float">
            <text:p>0.297258943319321</text:p>
          </table:table-cell>
          <table:table-cell office:value-type="float" office:value="-0.0574798434972763" calcext:value-type="float">
            <text:p>-0.057479843497276</text:p>
          </table:table-cell>
          <table:table-cell office:value-type="float" office:value="0.138380259275436" calcext:value-type="float">
            <text:p>0.138380259275436</text:p>
          </table:table-cell>
          <table:table-cell office:value-type="float" office:value="3.06160572786602" calcext:value-type="float">
            <text:p>3.06160572786602</text:p>
          </table:table-cell>
          <table:table-cell office:value-type="float" office:value="0.0592319412754939" calcext:value-type="float">
            <text:p>0.059231941275494</text:p>
          </table:table-cell>
          <table:table-cell office:value-type="float" office:value="1.4926155521864" calcext:value-type="float">
            <text:p>1.49261555218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96723693609238" calcext:value-type="float">
            <text:p>0.296723693609238</text:p>
          </table:table-cell>
          <table:table-cell office:value-type="float" office:value="-0.0578393265604973" calcext:value-type="float">
            <text:p>-0.057839326560497</text:p>
          </table:table-cell>
          <table:table-cell office:value-type="float" office:value="0.125099927186966" calcext:value-type="float">
            <text:p>0.125099927186966</text:p>
          </table:table-cell>
          <table:table-cell office:value-type="float" office:value="3.06949129154841" calcext:value-type="float">
            <text:p>3.06949129154841</text:p>
          </table:table-cell>
          <table:table-cell office:value-type="float" office:value="0.0635401949577649" calcext:value-type="float">
            <text:p>0.063540194957765</text:p>
          </table:table-cell>
          <table:table-cell office:value-type="float" office:value="1.49592670226648" calcext:value-type="float">
            <text:p>1.495926702266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96587556600571" calcext:value-type="float">
            <text:p>0.296587556600571</text:p>
          </table:table-cell>
          <table:table-cell office:value-type="float" office:value="-0.0585249960422516" calcext:value-type="float">
            <text:p>-0.058524996042252</text:p>
          </table:table-cell>
          <table:table-cell office:value-type="float" office:value="0.11628270894289" calcext:value-type="float">
            <text:p>0.11628270894289</text:p>
          </table:table-cell>
          <table:table-cell office:value-type="float" office:value="3.07099662116023" calcext:value-type="float">
            <text:p>3.07099662116023</text:p>
          </table:table-cell>
          <table:table-cell office:value-type="float" office:value="0.0723085838483991" calcext:value-type="float">
            <text:p>0.072308583848399</text:p>
          </table:table-cell>
          <table:table-cell office:value-type="float" office:value="1.50023136128014" calcext:value-type="float">
            <text:p>1.500231361280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95689433813095" calcext:value-type="float">
            <text:p>0.295689433813095</text:p>
          </table:table-cell>
          <table:table-cell office:value-type="float" office:value="-0.0733969584107399" calcext:value-type="float">
            <text:p>-0.07339695841074</text:p>
          </table:table-cell>
          <table:table-cell office:value-type="float" office:value="0.115399144589901" calcext:value-type="float">
            <text:p>0.115399144589901</text:p>
          </table:table-cell>
          <table:table-cell office:value-type="float" office:value="3.08103252364153" calcext:value-type="float">
            <text:p>3.08103252364153</text:p>
          </table:table-cell>
          <table:table-cell office:value-type="float" office:value="0.0944505277910187" calcext:value-type="float">
            <text:p>0.094450527791019</text:p>
          </table:table-cell>
          <table:table-cell office:value-type="float" office:value="1.46308702555323" calcext:value-type="float">
            <text:p>1.463087025553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95637995004654" calcext:value-type="float">
            <text:p>0.295637995004654</text:p>
          </table:table-cell>
          <table:table-cell office:value-type="float" office:value="-0.0865269750356674" calcext:value-type="float">
            <text:p>-0.086526975035668</text:p>
          </table:table-cell>
          <table:table-cell office:value-type="float" office:value="0.122792840003967" calcext:value-type="float">
            <text:p>0.122792840003967</text:p>
          </table:table-cell>
          <table:table-cell office:value-type="float" office:value="3.08084643139364" calcext:value-type="float">
            <text:p>3.08084643139364</text:p>
          </table:table-cell>
          <table:table-cell office:value-type="float" office:value="0.0982572325884549" calcext:value-type="float">
            <text:p>0.098257232588455</text:p>
          </table:table-cell>
          <table:table-cell office:value-type="float" office:value="1.41990838945912" calcext:value-type="float">
            <text:p>1.419908389459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9608342051506" calcext:value-type="float">
            <text:p>0.29608342051506</text:p>
          </table:table-cell>
          <table:table-cell office:value-type="float" office:value="-0.0990205705165863" calcext:value-type="float">
            <text:p>-0.099020570516586</text:p>
          </table:table-cell>
          <table:table-cell office:value-type="float" office:value="0.124084174633026" calcext:value-type="float">
            <text:p>0.124084174633026</text:p>
          </table:table-cell>
          <table:table-cell office:value-type="float" office:value="3.07545552883635" calcext:value-type="float">
            <text:p>3.07545552883635</text:p>
          </table:table-cell>
          <table:table-cell office:value-type="float" office:value="0.0972651877168911" calcext:value-type="float">
            <text:p>0.097265187716891</text:p>
          </table:table-cell>
          <table:table-cell office:value-type="float" office:value="1.37905348113769" calcext:value-type="float">
            <text:p>1.379053481137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96123445034027" calcext:value-type="float">
            <text:p>0.296123445034027</text:p>
          </table:table-cell>
          <table:table-cell office:value-type="float" office:value="-0.111378818750382" calcext:value-type="float">
            <text:p>-0.111378818750382</text:p>
          </table:table-cell>
          <table:table-cell office:value-type="float" office:value="0.124197818338871" calcext:value-type="float">
            <text:p>0.124197818338871</text:p>
          </table:table-cell>
          <table:table-cell office:value-type="float" office:value="3.07567827647221" calcext:value-type="float">
            <text:p>3.07567827647221</text:p>
          </table:table-cell>
          <table:table-cell office:value-type="float" office:value="0.0985654451778671" calcext:value-type="float">
            <text:p>0.098565445177867</text:p>
          </table:table-cell>
          <table:table-cell office:value-type="float" office:value="1.34095954231637" calcext:value-type="float">
            <text:p>1.340959542316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98127919435501" calcext:value-type="float">
            <text:p>0.298127919435501</text:p>
          </table:table-cell>
          <table:table-cell office:value-type="float" office:value="-0.108807280659676" calcext:value-type="float">
            <text:p>-0.108807280659676</text:p>
          </table:table-cell>
          <table:table-cell office:value-type="float" office:value="0.0983340367674828" calcext:value-type="float">
            <text:p>0.098334036767483</text:p>
          </table:table-cell>
          <table:table-cell office:value-type="float" office:value="3.05977582550738" calcext:value-type="float">
            <text:p>3.05977582550738</text:p>
          </table:table-cell>
          <table:table-cell office:value-type="float" office:value="0.0794642048590825" calcext:value-type="float">
            <text:p>0.079464204859083</text:p>
          </table:table-cell>
          <table:table-cell office:value-type="float" office:value="1.34728955162437" calcext:value-type="float">
            <text:p>1.347289551624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97981679439545" calcext:value-type="float">
            <text:p>0.297981679439545</text:p>
          </table:table-cell>
          <table:table-cell office:value-type="float" office:value="-0.108499079942703" calcext:value-type="float">
            <text:p>-0.108499079942703</text:p>
          </table:table-cell>
          <table:table-cell office:value-type="float" office:value="0.0781180337071419" calcext:value-type="float">
            <text:p>0.078118033707142</text:p>
          </table:table-cell>
          <table:table-cell office:value-type="float" office:value="3.06177518509827" calcext:value-type="float">
            <text:p>3.06177518509827</text:p>
          </table:table-cell>
          <table:table-cell office:value-type="float" office:value="0.0699287670832466" calcext:value-type="float">
            <text:p>0.069928767083247</text:p>
          </table:table-cell>
          <table:table-cell office:value-type="float" office:value="1.34673631748512" calcext:value-type="float">
            <text:p>1.346736317485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13251137733459" calcext:value-type="float">
            <text:p>0.313251137733459</text:p>
          </table:table-cell>
          <table:table-cell office:value-type="float" office:value="-0.109258748590946" calcext:value-type="float">
            <text:p>-0.109258748590946</text:p>
          </table:table-cell>
          <table:table-cell office:value-type="float" office:value="0.0880883783102036" calcext:value-type="float">
            <text:p>0.088088378310204</text:p>
          </table:table-cell>
          <table:table-cell office:value-type="float" office:value="3.03496863189863" calcext:value-type="float">
            <text:p>3.03496863189863</text:p>
          </table:table-cell>
          <table:table-cell office:value-type="float" office:value="0.079580153264477" calcext:value-type="float">
            <text:p>0.079580153264477</text:p>
          </table:table-cell>
          <table:table-cell office:value-type="float" office:value="1.35895004473374" calcext:value-type="float">
            <text:p>1.358950044733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27301383018494" calcext:value-type="float">
            <text:p>0.327301383018494</text:p>
          </table:table-cell>
          <table:table-cell office:value-type="float" office:value="-0.110251322388649" calcext:value-type="float">
            <text:p>-0.110251322388649</text:p>
          </table:table-cell>
          <table:table-cell office:value-type="float" office:value="0.0997087806463242" calcext:value-type="float">
            <text:p>0.099708780646324</text:p>
          </table:table-cell>
          <table:table-cell office:value-type="float" office:value="3.00976386737518" calcext:value-type="float">
            <text:p>3.00976386737518</text:p>
          </table:table-cell>
          <table:table-cell office:value-type="float" office:value="0.0865177313811654" calcext:value-type="float">
            <text:p>0.086517731381165</text:p>
          </table:table-cell>
          <table:table-cell office:value-type="float" office:value="1.36615338788878" calcext:value-type="float">
            <text:p>1.366153387888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40137839317322" calcext:value-type="float">
            <text:p>0.340137839317322</text:p>
          </table:table-cell>
          <table:table-cell office:value-type="float" office:value="-0.109543606638908" calcext:value-type="float">
            <text:p>-0.109543606638908</text:p>
          </table:table-cell>
          <table:table-cell office:value-type="float" office:value="0.101057089865208" calcext:value-type="float">
            <text:p>0.101057089865208</text:p>
          </table:table-cell>
          <table:table-cell office:value-type="float" office:value="3.00561213536046" calcext:value-type="float">
            <text:p>3.00561213536046</text:p>
          </table:table-cell>
          <table:table-cell office:value-type="float" office:value="0.0748790170141003" calcext:value-type="float">
            <text:p>0.0748790170141</text:p>
          </table:table-cell>
          <table:table-cell office:value-type="float" office:value="1.36923792106055" calcext:value-type="float">
            <text:p>1.369237921060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52718234062195" calcext:value-type="float">
            <text:p>0.352718234062195</text:p>
          </table:table-cell>
          <table:table-cell office:value-type="float" office:value="-0.108942657709122" calcext:value-type="float">
            <text:p>-0.108942657709122</text:p>
          </table:table-cell>
          <table:table-cell office:value-type="float" office:value="0.100840479135513" calcext:value-type="float">
            <text:p>0.100840479135513</text:p>
          </table:table-cell>
          <table:table-cell office:value-type="float" office:value="3.0054032260753" calcext:value-type="float">
            <text:p>3.0054032260753</text:p>
          </table:table-cell>
          <table:table-cell office:value-type="float" office:value="0.0666544895042028" calcext:value-type="float">
            <text:p>0.066654489504203</text:p>
          </table:table-cell>
          <table:table-cell office:value-type="float" office:value="1.37382082449474" calcext:value-type="float">
            <text:p>1.373820824494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65000009536743" calcext:value-type="float">
            <text:p>0.365000009536743</text:p>
          </table:table-cell>
          <table:table-cell office:value-type="float" office:value="-0.109131313860416" calcext:value-type="float">
            <text:p>-0.109131313860416</text:p>
          </table:table-cell>
          <table:table-cell office:value-type="float" office:value="0.10057033598423" calcext:value-type="float">
            <text:p>0.10057033598423</text:p>
          </table:table-cell>
          <table:table-cell office:value-type="float" office:value="3.00693528795949" calcext:value-type="float">
            <text:p>3.00693528795949</text:p>
          </table:table-cell>
          <table:table-cell office:value-type="float" office:value="0.0696826004196396" calcext:value-type="float">
            <text:p>0.06968260041964</text:p>
          </table:table-cell>
          <table:table-cell office:value-type="float" office:value="1.38136324652511" calcext:value-type="float">
            <text:p>1.381363246525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77247244119644" calcext:value-type="float">
            <text:p>0.377247244119644</text:p>
          </table:table-cell>
          <table:table-cell office:value-type="float" office:value="-0.109503842890263" calcext:value-type="float">
            <text:p>-0.109503842890263</text:p>
          </table:table-cell>
          <table:table-cell office:value-type="float" office:value="0.100594997406006" calcext:value-type="float">
            <text:p>0.100594997406006</text:p>
          </table:table-cell>
          <table:table-cell office:value-type="float" office:value="3.0084961797657" calcext:value-type="float">
            <text:p>3.0084961797657</text:p>
          </table:table-cell>
          <table:table-cell office:value-type="float" office:value="0.0750087379992485" calcext:value-type="float">
            <text:p>0.075008737999249</text:p>
          </table:table-cell>
          <table:table-cell office:value-type="float" office:value="1.38892480047627" calcext:value-type="float">
            <text:p>1.388924800476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72753381729126" calcext:value-type="float">
            <text:p>0.372753381729126</text:p>
          </table:table-cell>
          <table:table-cell office:value-type="float" office:value="-0.108264692127705" calcext:value-type="float">
            <text:p>-0.108264692127705</text:p>
          </table:table-cell>
          <table:table-cell office:value-type="float" office:value="0.0713990703225136" calcext:value-type="float">
            <text:p>0.071399070322514</text:p>
          </table:table-cell>
          <table:table-cell office:value-type="float" office:value="3.06392062686189" calcext:value-type="float">
            <text:p>3.06392062686189</text:p>
          </table:table-cell>
          <table:table-cell office:value-type="float" office:value="0.0670437204442232" calcext:value-type="float">
            <text:p>0.067043720444223</text:p>
          </table:table-cell>
          <table:table-cell office:value-type="float" office:value="1.39086218464514" calcext:value-type="float">
            <text:p>1.390862184645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72022420167923" calcext:value-type="float">
            <text:p>0.372022420167923</text:p>
          </table:table-cell>
          <table:table-cell office:value-type="float" office:value="-0.108801625669003" calcext:value-type="float">
            <text:p>-0.108801625669003</text:p>
          </table:table-cell>
          <table:table-cell office:value-type="float" office:value="0.0562697574496269" calcext:value-type="float">
            <text:p>0.056269757449627</text:p>
          </table:table-cell>
          <table:table-cell office:value-type="float" office:value="3.07221211824799" calcext:value-type="float">
            <text:p>3.07221211824799</text:p>
          </table:table-cell>
          <table:table-cell office:value-type="float" office:value="0.0730443122798462" calcext:value-type="float">
            <text:p>0.073044312279846</text:p>
          </table:table-cell>
          <table:table-cell office:value-type="float" office:value="1.39511826045188" calcext:value-type="float">
            <text:p>1.395118260451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71626973152161" calcext:value-type="float">
            <text:p>0.371626973152161</text:p>
          </table:table-cell>
          <table:table-cell office:value-type="float" office:value="-0.109119087457657" calcext:value-type="float">
            <text:p>-0.109119087457657</text:p>
          </table:table-cell>
          <table:table-cell office:value-type="float" office:value="0.0588376335799694" calcext:value-type="float">
            <text:p>0.05883763357997</text:p>
          </table:table-cell>
          <table:table-cell office:value-type="float" office:value="3.07217718829042" calcext:value-type="float">
            <text:p>3.07217718829042</text:p>
          </table:table-cell>
          <table:table-cell office:value-type="float" office:value="0.0804063901778482" calcext:value-type="float">
            <text:p>0.080406390177848</text:p>
          </table:table-cell>
          <table:table-cell office:value-type="float" office:value="1.39798464840554" calcext:value-type="float">
            <text:p>1.397984648405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6575728654861" calcext:value-type="float">
            <text:p>0.386575728654861</text:p>
          </table:table-cell>
          <table:table-cell office:value-type="float" office:value="-0.109078474342823" calcext:value-type="float">
            <text:p>-0.109078474342823</text:p>
          </table:table-cell>
          <table:table-cell office:value-type="float" office:value="0.0632648169994354" calcext:value-type="float">
            <text:p>0.063264816999436</text:p>
          </table:table-cell>
          <table:table-cell office:value-type="float" office:value="3.05051769144769" calcext:value-type="float">
            <text:p>3.05051769144769</text:p>
          </table:table-cell>
          <table:table-cell office:value-type="float" office:value="0.0764014812090696" calcext:value-type="float">
            <text:p>0.07640148120907</text:p>
          </table:table-cell>
          <table:table-cell office:value-type="float" office:value="1.40163508359806" calcext:value-type="float">
            <text:p>1.401635083598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5097980499268" calcext:value-type="float">
            <text:p>0.385097980499268</text:p>
          </table:table-cell>
          <table:table-cell office:value-type="float" office:value="-0.108156107366085" calcext:value-type="float">
            <text:p>-0.108156107366085</text:p>
          </table:table-cell>
          <table:table-cell office:value-type="float" office:value="0.033234927803278" calcext:value-type="float">
            <text:p>0.033234927803278</text:p>
          </table:table-cell>
          <table:table-cell office:value-type="float" office:value="3.06106368128792" calcext:value-type="float">
            <text:p>3.06106368128792</text:p>
          </table:table-cell>
          <table:table-cell office:value-type="float" office:value="0.0644245837332294" calcext:value-type="float">
            <text:p>0.06442458373323</text:p>
          </table:table-cell>
          <table:table-cell office:value-type="float" office:value="1.40138889025702" calcext:value-type="float">
            <text:p>1.401388890257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4169340133667" calcext:value-type="float">
            <text:p>0.384169340133667</text:p>
          </table:table-cell>
          <table:table-cell office:value-type="float" office:value="-0.0953488200902939" calcext:value-type="float">
            <text:p>-0.095348820090294</text:p>
          </table:table-cell>
          <table:table-cell office:value-type="float" office:value="0.0349179282784462" calcext:value-type="float">
            <text:p>0.034917928278446</text:p>
          </table:table-cell>
          <table:table-cell office:value-type="float" office:value="3.07283054370972" calcext:value-type="float">
            <text:p>3.07283054370972</text:p>
          </table:table-cell>
          <table:table-cell office:value-type="float" office:value="0.0668934848818598" calcext:value-type="float">
            <text:p>0.06689348488186</text:p>
          </table:table-cell>
          <table:table-cell office:value-type="float" office:value="1.43447898750808" calcext:value-type="float">
            <text:p>1.434478987508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4018689393997" calcext:value-type="float">
            <text:p>0.384018689393997</text:p>
          </table:table-cell>
          <table:table-cell office:value-type="float" office:value="-0.0832956358790398" calcext:value-type="float">
            <text:p>-0.08329563587904</text:p>
          </table:table-cell>
          <table:table-cell office:value-type="float" office:value="0.0472617000341415" calcext:value-type="float">
            <text:p>0.047261700034142</text:p>
          </table:table-cell>
          <table:table-cell office:value-type="float" office:value="3.07152192246868" calcext:value-type="float">
            <text:p>3.07152192246868</text:p>
          </table:table-cell>
          <table:table-cell office:value-type="float" office:value="0.0710825918250951" calcext:value-type="float">
            <text:p>0.071082591825095</text:p>
          </table:table-cell>
          <table:table-cell office:value-type="float" office:value="1.46529241523079" calcext:value-type="float">
            <text:p>1.465292415230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3001625537872" calcext:value-type="float">
            <text:p>0.383001625537872</text:p>
          </table:table-cell>
          <table:table-cell office:value-type="float" office:value="-0.0849075317382813" calcext:value-type="float">
            <text:p>-0.084907531738281</text:p>
          </table:table-cell>
          <table:table-cell office:value-type="float" office:value="0.0607999041676521" calcext:value-type="float">
            <text:p>0.060799904167652</text:p>
          </table:table-cell>
          <table:table-cell office:value-type="float" office:value="3.08202393999532" calcext:value-type="float">
            <text:p>3.08202393999532</text:p>
          </table:table-cell>
          <table:table-cell office:value-type="float" office:value="0.0893140283325693" calcext:value-type="float">
            <text:p>0.089314028332569</text:p>
          </table:table-cell>
          <table:table-cell office:value-type="float" office:value="1.46867297750519" calcext:value-type="float">
            <text:p>1.468672977505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3199781179428" calcext:value-type="float">
            <text:p>0.383199781179428</text:p>
          </table:table-cell>
          <table:table-cell office:value-type="float" office:value="-0.0841323137283325" calcext:value-type="float">
            <text:p>-0.084132313728333</text:p>
          </table:table-cell>
          <table:table-cell office:value-type="float" office:value="0.0736057162284851" calcext:value-type="float">
            <text:p>0.073605716228485</text:p>
          </table:table-cell>
          <table:table-cell office:value-type="float" office:value="3.08023886593716" calcext:value-type="float">
            <text:p>3.08023886593716</text:p>
          </table:table-cell>
          <table:table-cell office:value-type="float" office:value="0.0785938837232869" calcext:value-type="float">
            <text:p>0.078593883723287</text:p>
          </table:table-cell>
          <table:table-cell office:value-type="float" office:value="1.46205174945606" calcext:value-type="float">
            <text:p>1.462051749456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329491019249" calcext:value-type="float">
            <text:p>0.38329491019249</text:p>
          </table:table-cell>
          <table:table-cell office:value-type="float" office:value="-0.0830610692501068" calcext:value-type="float">
            <text:p>-0.083061069250107</text:p>
          </table:table-cell>
          <table:table-cell office:value-type="float" office:value="0.0863605365157127" calcext:value-type="float">
            <text:p>0.086360536515713</text:p>
          </table:table-cell>
          <table:table-cell office:value-type="float" office:value="3.08105724447861" calcext:value-type="float">
            <text:p>3.08105724447861</text:p>
          </table:table-cell>
          <table:table-cell office:value-type="float" office:value="0.0648511608097638" calcext:value-type="float">
            <text:p>0.064851160809764</text:p>
          </table:table-cell>
          <table:table-cell office:value-type="float" office:value="1.45565009558876" calcext:value-type="float">
            <text:p>1.455650095588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3357644081116" calcext:value-type="float">
            <text:p>0.383357644081116</text:p>
          </table:table-cell>
          <table:table-cell office:value-type="float" office:value="-0.0830119177699089" calcext:value-type="float">
            <text:p>-0.083011917769909</text:p>
          </table:table-cell>
          <table:table-cell office:value-type="float" office:value="0.0995457842946053" calcext:value-type="float">
            <text:p>0.099545784294605</text:p>
          </table:table-cell>
          <table:table-cell office:value-type="float" office:value="3.07996948026007" calcext:value-type="float">
            <text:p>3.07996948026007</text:p>
          </table:table-cell>
          <table:table-cell office:value-type="float" office:value="0.0648660966185976" calcext:value-type="float">
            <text:p>0.064866096618598</text:p>
          </table:table-cell>
          <table:table-cell office:value-type="float" office:value="1.45379304487913" calcext:value-type="float">
            <text:p>1.453793044879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3469104766846" calcext:value-type="float">
            <text:p>0.383469104766846</text:p>
          </table:table-cell>
          <table:table-cell office:value-type="float" office:value="-0.083422027528286" calcext:value-type="float">
            <text:p>-0.083422027528286</text:p>
          </table:table-cell>
          <table:table-cell office:value-type="float" office:value="0.112439908087254" calcext:value-type="float">
            <text:p>0.112439908087254</text:p>
          </table:table-cell>
          <table:table-cell office:value-type="float" office:value="3.07760401802993" calcext:value-type="float">
            <text:p>3.07760401802993</text:p>
          </table:table-cell>
          <table:table-cell office:value-type="float" office:value="0.0704601283711476" calcext:value-type="float">
            <text:p>0.070460128371148</text:p>
          </table:table-cell>
          <table:table-cell office:value-type="float" office:value="1.4530762597502" calcext:value-type="float">
            <text:p>1.45307625975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348987698555" calcext:value-type="float">
            <text:p>0.38348987698555</text:p>
          </table:table-cell>
          <table:table-cell office:value-type="float" office:value="-0.083470307290554" calcext:value-type="float">
            <text:p>-0.083470307290554</text:p>
          </table:table-cell>
          <table:table-cell office:value-type="float" office:value="0.125151410698891" calcext:value-type="float">
            <text:p>0.125151410698891</text:p>
          </table:table-cell>
          <table:table-cell office:value-type="float" office:value="3.07726905293932" calcext:value-type="float">
            <text:p>3.07726905293932</text:p>
          </table:table-cell>
          <table:table-cell office:value-type="float" office:value="0.0711474022526891" calcext:value-type="float">
            <text:p>0.071147402252689</text:p>
          </table:table-cell>
          <table:table-cell office:value-type="float" office:value="1.45098314200041" calcext:value-type="float">
            <text:p>1.450983142000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3601039648056" calcext:value-type="float">
            <text:p>0.383601039648056</text:p>
          </table:table-cell>
          <table:table-cell office:value-type="float" office:value="-0.0831995233893395" calcext:value-type="float">
            <text:p>-0.08319952338934</text:p>
          </table:table-cell>
          <table:table-cell office:value-type="float" office:value="0.138058364391327" calcext:value-type="float">
            <text:p>0.138058364391327</text:p>
          </table:table-cell>
          <table:table-cell office:value-type="float" office:value="3.07603702817554" calcext:value-type="float">
            <text:p>3.07603702817554</text:p>
          </table:table-cell>
          <table:table-cell office:value-type="float" office:value="0.067783855409774" calcext:value-type="float">
            <text:p>0.067783855409774</text:p>
          </table:table-cell>
          <table:table-cell office:value-type="float" office:value="1.44825095125015" calcext:value-type="float">
            <text:p>1.448250951250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3837223052979" calcext:value-type="float">
            <text:p>0.383837223052979</text:p>
          </table:table-cell>
          <table:table-cell office:value-type="float" office:value="-0.0829846560955048" calcext:value-type="float">
            <text:p>-0.082984656095505</text:p>
          </table:table-cell>
          <table:table-cell office:value-type="float" office:value="0.150914281606674" calcext:value-type="float">
            <text:p>0.150914281606674</text:p>
          </table:table-cell>
          <table:table-cell office:value-type="float" office:value="3.07323044354376" calcext:value-type="float">
            <text:p>3.07323044354376</text:p>
          </table:table-cell>
          <table:table-cell office:value-type="float" office:value="0.065017492484483" calcext:value-type="float">
            <text:p>0.065017492484483</text:p>
          </table:table-cell>
          <table:table-cell office:value-type="float" office:value="1.44586951452555" calcext:value-type="float">
            <text:p>1.445869514525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4065479040146" calcext:value-type="float">
            <text:p>0.384065479040146</text:p>
          </table:table-cell>
          <table:table-cell office:value-type="float" office:value="-0.0829370990395546" calcext:value-type="float">
            <text:p>-0.082937099039555</text:p>
          </table:table-cell>
          <table:table-cell office:value-type="float" office:value="0.163865283131599" calcext:value-type="float">
            <text:p>0.163865283131599</text:p>
          </table:table-cell>
          <table:table-cell office:value-type="float" office:value="3.07009540397696" calcext:value-type="float">
            <text:p>3.07009540397696</text:p>
          </table:table-cell>
          <table:table-cell office:value-type="float" office:value="0.0644480228237408" calcext:value-type="float">
            <text:p>0.064448022823741</text:p>
          </table:table-cell>
          <table:table-cell office:value-type="float" office:value="1.4438253388449" calcext:value-type="float">
            <text:p>1.44382533884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4314030408859" calcext:value-type="float">
            <text:p>0.384314030408859</text:p>
          </table:table-cell>
          <table:table-cell office:value-type="float" office:value="-0.082905538380146" calcext:value-type="float">
            <text:p>-0.082905538380146</text:p>
          </table:table-cell>
          <table:table-cell office:value-type="float" office:value="0.176747977733612" calcext:value-type="float">
            <text:p>0.176747977733612</text:p>
          </table:table-cell>
          <table:table-cell office:value-type="float" office:value="3.06668609524077" calcext:value-type="float">
            <text:p>3.06668609524077</text:p>
          </table:table-cell>
          <table:table-cell office:value-type="float" office:value="0.064009766327427" calcext:value-type="float">
            <text:p>0.064009766327427</text:p>
          </table:table-cell>
          <table:table-cell office:value-type="float" office:value="1.44179627516708" calcext:value-type="float">
            <text:p>1.441796275167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4577065706253" calcext:value-type="float">
            <text:p>0.384577065706253</text:p>
          </table:table-cell>
          <table:table-cell office:value-type="float" office:value="-0.0827856138348579" calcext:value-type="float">
            <text:p>-0.082785613834858</text:p>
          </table:table-cell>
          <table:table-cell office:value-type="float" office:value="0.189652800559998" calcext:value-type="float">
            <text:p>0.189652800559998</text:p>
          </table:table-cell>
          <table:table-cell office:value-type="float" office:value="3.06317202301772" calcext:value-type="float">
            <text:p>3.06317202301772</text:p>
          </table:table-cell>
          <table:table-cell office:value-type="float" office:value="0.0624187417691126" calcext:value-type="float">
            <text:p>0.062418741769113</text:p>
          </table:table-cell>
          <table:table-cell office:value-type="float" office:value="1.43976090873733" calcext:value-type="float">
            <text:p>1.439760908737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4871929883957" calcext:value-type="float">
            <text:p>0.384871929883957</text:p>
          </table:table-cell>
          <table:table-cell office:value-type="float" office:value="-0.082618735730648" calcext:value-type="float">
            <text:p>-0.082618735730648</text:p>
          </table:table-cell>
          <table:table-cell office:value-type="float" office:value="0.202554896473885" calcext:value-type="float">
            <text:p>0.202554896473885</text:p>
          </table:table-cell>
          <table:table-cell office:value-type="float" office:value="3.05929582333348" calcext:value-type="float">
            <text:p>3.05929582333348</text:p>
          </table:table-cell>
          <table:table-cell office:value-type="float" office:value="0.0602008512403758" calcext:value-type="float">
            <text:p>0.060200851240376</text:p>
          </table:table-cell>
          <table:table-cell office:value-type="float" office:value="1.43784294194187" calcext:value-type="float">
            <text:p>1.437842941941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5164022445679" calcext:value-type="float">
            <text:p>0.385164022445679</text:p>
          </table:table-cell>
          <table:table-cell office:value-type="float" office:value="-0.0825045704841614" calcext:value-type="float">
            <text:p>-0.082504570484161</text:p>
          </table:table-cell>
          <table:table-cell office:value-type="float" office:value="0.215477913618088" calcext:value-type="float">
            <text:p>0.215477913618088</text:p>
          </table:table-cell>
          <table:table-cell office:value-type="float" office:value="3.05516537901311" calcext:value-type="float">
            <text:p>3.05516537901311</text:p>
          </table:table-cell>
          <table:table-cell office:value-type="float" office:value="0.0586677072702123" calcext:value-type="float">
            <text:p>0.058667707270212</text:p>
          </table:table-cell>
          <table:table-cell office:value-type="float" office:value="1.4362527382438" calcext:value-type="float">
            <text:p>1.43625273824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5158658027649" calcext:value-type="float">
            <text:p>0.385158658027649</text:p>
          </table:table-cell>
          <table:table-cell office:value-type="float" office:value="-0.0833006426692009" calcext:value-type="float">
            <text:p>-0.083300642669201</text:p>
          </table:table-cell>
          <table:table-cell office:value-type="float" office:value="0.228353843092918" calcext:value-type="float">
            <text:p>0.228353843092918</text:p>
          </table:table-cell>
          <table:table-cell office:value-type="float" office:value="3.05364763807284" calcext:value-type="float">
            <text:p>3.05364763807284</text:p>
          </table:table-cell>
          <table:table-cell office:value-type="float" office:value="0.0672330999716456" calcext:value-type="float">
            <text:p>0.067233099971646</text:p>
          </table:table-cell>
          <table:table-cell office:value-type="float" office:value="1.4627302695982" calcext:value-type="float">
            <text:p>1.4627302695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07:35:57.191237872</dc:date>
    <meta:editing-duration>PT9H33M6S</meta:editing-duration>
    <meta:editing-cycles>1</meta:editing-cycles>
    <meta:document-statistic meta:table-count="1" meta:cell-count="609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pybullet.A1:pybullet.D87" svg:x="0.32cm" svg:y="0.18cm" svg:width="12.508cm" svg:height="8.64cm">
          <chartooo:coordinate-region svg:x="1.153cm" svg:y="0.306cm" svg:width="11.39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ybullet.B1:pybullet.B87" chart:class="chart:scatter">
            <chart:domain table:cell-range-address="pybullet.A1:pybullet.A87"/>
            <chart:data-point chart:repeated="87"/>
          </chart:series>
          <chart:series chart:style-name="ch7" chart:values-cell-range-address="pybullet.C1:pybullet.C87" chart:class="chart:scatter">
            <chart:data-point chart:repeated="87"/>
          </chart:series>
          <chart:series chart:style-name="ch8" chart:values-cell-range-address="pybullet.D1:pybullet.D87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ybullet.A1:pybullet.A87</svg:desc>
                </draw:g>
              </table:table-cell>
              <table:table-cell office:value-type="float" office:value="0.138727366924286">
                <text:p>0.138727366924286</text:p>
                <draw:g>
                  <svg:desc>pybullet.B1:pybullet.B87</svg:desc>
                </draw:g>
              </table:table-cell>
              <table:table-cell office:value-type="float" office:value="0.00128036178648472">
                <text:p>0.00128036178648472</text:p>
                <draw:g>
                  <svg:desc>pybullet.C1:pybullet.C87</svg:desc>
                </draw:g>
              </table:table-cell>
              <table:table-cell office:value-type="float" office:value="0.535536825656891">
                <text:p>0.535536825656891</text:p>
                <draw:g>
                  <svg:desc>pybullet.D1:pybullet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8670489192009">
                <text:p>0.138670489192009</text:p>
              </table:table-cell>
              <table:table-cell office:value-type="float" office:value="-0.0117365662008524">
                <text:p>-0.0117365662008524</text:p>
              </table:table-cell>
              <table:table-cell office:value-type="float" office:value="0.543773889541626">
                <text:p>0.543773889541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892126083374">
                <text:p>0.13892126083374</text:p>
              </table:table-cell>
              <table:table-cell office:value-type="float" office:value="-0.0241652987897396">
                <text:p>-0.0241652987897396</text:p>
              </table:table-cell>
              <table:table-cell office:value-type="float" office:value="0.545576572418213">
                <text:p>0.545576572418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9058485627174">
                <text:p>0.139058485627174</text:p>
              </table:table-cell>
              <table:table-cell office:value-type="float" office:value="-0.0363819822669029">
                <text:p>-0.0363819822669029</text:p>
              </table:table-cell>
              <table:table-cell office:value-type="float" office:value="0.545487999916077">
                <text:p>0.545487999916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18599486351">
                <text:p>0.13918599486351</text:p>
              </table:table-cell>
              <table:table-cell office:value-type="float" office:value="-0.0483008027076721">
                <text:p>-0.0483008027076721</text:p>
              </table:table-cell>
              <table:table-cell office:value-type="float" office:value="0.544975399971008">
                <text:p>0.54497539997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9367982745171">
                <text:p>0.139367982745171</text:p>
              </table:table-cell>
              <table:table-cell office:value-type="float" office:value="-0.0609285719692707">
                <text:p>-0.0609285719692707</text:p>
              </table:table-cell>
              <table:table-cell office:value-type="float" office:value="0.543829917907715">
                <text:p>0.543829917907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8614594936371">
                <text:p>0.138614594936371</text:p>
              </table:table-cell>
              <table:table-cell office:value-type="float" office:value="-0.060423981398344">
                <text:p>-0.060423981398344</text:p>
              </table:table-cell>
              <table:table-cell office:value-type="float" office:value="0.530960261821747">
                <text:p>0.530960261821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800910115242">
                <text:p>0.13800910115242</text:p>
              </table:table-cell>
              <table:table-cell office:value-type="float" office:value="-0.0603660605847835">
                <text:p>-0.0603660605847835</text:p>
              </table:table-cell>
              <table:table-cell office:value-type="float" office:value="0.51832503080368">
                <text:p>0.51832503080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7474536895752">
                <text:p>0.137474536895752</text:p>
              </table:table-cell>
              <table:table-cell office:value-type="float" office:value="-0.0603112988173962">
                <text:p>-0.0603112988173962</text:p>
              </table:table-cell>
              <table:table-cell office:value-type="float" office:value="0.505908250808716">
                <text:p>0.505908250808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824280023575">
                <text:p>0.136824280023575</text:p>
              </table:table-cell>
              <table:table-cell office:value-type="float" office:value="-0.0602460280060768">
                <text:p>-0.0602460280060768</text:p>
              </table:table-cell>
              <table:table-cell office:value-type="float" office:value="0.493496537208557">
                <text:p>0.493496537208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111482977867">
                <text:p>0.136111482977867</text:p>
              </table:table-cell>
              <table:table-cell office:value-type="float" office:value="-0.0601744800806046">
                <text:p>-0.0601744800806046</text:p>
              </table:table-cell>
              <table:table-cell office:value-type="float" office:value="0.481189012527466">
                <text:p>0.481189012527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5339021682739">
                <text:p>0.135339021682739</text:p>
              </table:table-cell>
              <table:table-cell office:value-type="float" office:value="-0.0600955113768578">
                <text:p>-0.0600955113768578</text:p>
              </table:table-cell>
              <table:table-cell office:value-type="float" office:value="0.468931615352631">
                <text:p>0.468931615352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4731024503708">
                <text:p>0.134731024503708</text:p>
              </table:table-cell>
              <table:table-cell office:value-type="float" office:value="-0.0600154362618923">
                <text:p>-0.0600154362618923</text:p>
              </table:table-cell>
              <table:table-cell office:value-type="float" office:value="0.456477224826813">
                <text:p>0.456477224826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4423553943634">
                <text:p>0.134423553943634</text:p>
              </table:table-cell>
              <table:table-cell office:value-type="float" office:value="-0.0599378608167172">
                <text:p>-0.0599378608167172</text:p>
              </table:table-cell>
              <table:table-cell office:value-type="float" office:value="0.443683624267578">
                <text:p>0.443683624267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4252354502678">
                <text:p>0.134252354502678</text:p>
              </table:table-cell>
              <table:table-cell office:value-type="float" office:value="-0.0598577335476875">
                <text:p>-0.0598577335476875</text:p>
              </table:table-cell>
              <table:table-cell office:value-type="float" office:value="0.430830150842667">
                <text:p>0.430830150842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4092167019844">
                <text:p>0.134092167019844</text:p>
              </table:table-cell>
              <table:table-cell office:value-type="float" office:value="-0.0597650706768036">
                <text:p>-0.0597650706768036</text:p>
              </table:table-cell>
              <table:table-cell office:value-type="float" office:value="0.417916476726532">
                <text:p>0.417916476726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3931249380112">
                <text:p>0.133931249380112</text:p>
              </table:table-cell>
              <table:table-cell office:value-type="float" office:value="-0.0596614144742489">
                <text:p>-0.0596614144742489</text:p>
              </table:table-cell>
              <table:table-cell office:value-type="float" office:value="0.405087351799011">
                <text:p>0.405087351799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3742555975914">
                <text:p>0.133742555975914</text:p>
              </table:table-cell>
              <table:table-cell office:value-type="float" office:value="-0.0595412962138653">
                <text:p>-0.0595412962138653</text:p>
              </table:table-cell>
              <table:table-cell office:value-type="float" office:value="0.392226994037628">
                <text:p>0.392226994037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3548185229302">
                <text:p>0.133548185229302</text:p>
              </table:table-cell>
              <table:table-cell office:value-type="float" office:value="-0.05940156057477">
                <text:p>-0.05940156057477</text:p>
              </table:table-cell>
              <table:table-cell office:value-type="float" office:value="0.379320740699768">
                <text:p>0.379320740699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3339166641235">
                <text:p>0.133339166641235</text:p>
              </table:table-cell>
              <table:table-cell office:value-type="float" office:value="-0.059237252920866">
                <text:p>-0.059237252920866</text:p>
              </table:table-cell>
              <table:table-cell office:value-type="float" office:value="0.366459995508194">
                <text:p>0.366459995508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3177533745766">
                <text:p>0.133177533745766</text:p>
              </table:table-cell>
              <table:table-cell office:value-type="float" office:value="-0.0590578801929951">
                <text:p>-0.0590578801929951</text:p>
              </table:table-cell>
              <table:table-cell office:value-type="float" office:value="0.353919267654419">
                <text:p>0.353919267654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4014561772347">
                <text:p>0.134014561772347</text:p>
              </table:table-cell>
              <table:table-cell office:value-type="float" office:value="-0.0588757731020451">
                <text:p>-0.0588757731020451</text:p>
              </table:table-cell>
              <table:table-cell office:value-type="float" office:value="0.341859519481659">
                <text:p>0.34185951948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3360102772713">
                <text:p>0.133360102772713</text:p>
              </table:table-cell>
              <table:table-cell office:value-type="float" office:value="-0.0586175844073296">
                <text:p>-0.0586175844073296</text:p>
              </table:table-cell>
              <table:table-cell office:value-type="float" office:value="0.332937389612198">
                <text:p>0.332937389612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6795923113823">
                <text:p>0.136795923113823</text:p>
              </table:table-cell>
              <table:table-cell office:value-type="float" office:value="-0.0576063990592956">
                <text:p>-0.0576063990592956</text:p>
              </table:table-cell>
              <table:table-cell office:value-type="float" office:value="0.32772508263588">
                <text:p>0.32772508263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39018595218658">
                <text:p>0.139018595218658</text:p>
              </table:table-cell>
              <table:table-cell office:value-type="float" office:value="-0.0569302774965763">
                <text:p>-0.0569302774965763</text:p>
              </table:table-cell>
              <table:table-cell office:value-type="float" office:value="0.322707891464233">
                <text:p>0.322707891464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47313505411148">
                <text:p>0.147313505411148</text:p>
              </table:table-cell>
              <table:table-cell office:value-type="float" office:value="-0.058052659034729">
                <text:p>-0.058052659034729</text:p>
              </table:table-cell>
              <table:table-cell office:value-type="float" office:value="0.318955630064011">
                <text:p>0.318955630064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60226076841354">
                <text:p>0.160226076841354</text:p>
              </table:table-cell>
              <table:table-cell office:value-type="float" office:value="-0.0581295154988766">
                <text:p>-0.0581295154988766</text:p>
              </table:table-cell>
              <table:table-cell office:value-type="float" office:value="0.318018227815628">
                <text:p>0.3180182278156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2479748725891">
                <text:p>0.172479748725891</text:p>
              </table:table-cell>
              <table:table-cell office:value-type="float" office:value="-0.0582773685455322">
                <text:p>-0.0582773685455322</text:p>
              </table:table-cell>
              <table:table-cell office:value-type="float" office:value="0.316652655601501">
                <text:p>0.31665265560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84888064861298">
                <text:p>0.184888064861298</text:p>
              </table:table-cell>
              <table:table-cell office:value-type="float" office:value="-0.0582849644124508">
                <text:p>-0.0582849644124508</text:p>
              </table:table-cell>
              <table:table-cell office:value-type="float" office:value="0.31503438949585">
                <text:p>0.31503438949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97321683168411">
                <text:p>0.197321683168411</text:p>
              </table:table-cell>
              <table:table-cell office:value-type="float" office:value="-0.0582730546593666">
                <text:p>-0.0582730546593666</text:p>
              </table:table-cell>
              <table:table-cell office:value-type="float" office:value="0.312868714332581">
                <text:p>0.312868714332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09755331277847">
                <text:p>0.209755331277847</text:p>
              </table:table-cell>
              <table:table-cell office:value-type="float" office:value="-0.0582681111991406">
                <text:p>-0.0582681111991406</text:p>
              </table:table-cell>
              <table:table-cell office:value-type="float" office:value="0.310128062963486">
                <text:p>0.310128062963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22201213240624">
                <text:p>0.222201213240624</text:p>
              </table:table-cell>
              <table:table-cell office:value-type="float" office:value="-0.0582528747618198">
                <text:p>-0.0582528747618198</text:p>
              </table:table-cell>
              <table:table-cell office:value-type="float" office:value="0.306863039731979">
                <text:p>0.306863039731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34919235110283">
                <text:p>0.234919235110283</text:p>
              </table:table-cell>
              <table:table-cell office:value-type="float" office:value="-0.0582220405340195">
                <text:p>-0.0582220405340195</text:p>
              </table:table-cell>
              <table:table-cell office:value-type="float" office:value="0.303590297698975">
                <text:p>0.303590297698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48363554477692">
                <text:p>0.248363554477692</text:p>
              </table:table-cell>
              <table:table-cell office:value-type="float" office:value="-0.0583997741341591">
                <text:p>-0.0583997741341591</text:p>
              </table:table-cell>
              <table:table-cell office:value-type="float" office:value="0.304244190454483">
                <text:p>0.304244190454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6138374209404">
                <text:p>0.26138374209404</text:p>
              </table:table-cell>
              <table:table-cell office:value-type="float" office:value="-0.0585159808397293">
                <text:p>-0.0585159808397293</text:p>
              </table:table-cell>
              <table:table-cell office:value-type="float" office:value="0.30395370721817">
                <text:p>0.30395370721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58302807807922">
                <text:p>0.258302807807922</text:p>
              </table:table-cell>
              <table:table-cell office:value-type="float" office:value="-0.0582798719406128">
                <text:p>-0.0582798719406128</text:p>
              </table:table-cell>
              <table:table-cell office:value-type="float" office:value="0.296689063310623">
                <text:p>0.2966890633106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58699476718903">
                <text:p>0.258699476718903</text:p>
              </table:table-cell>
              <table:table-cell office:value-type="float" office:value="-0.0578369349241257">
                <text:p>-0.0578369349241257</text:p>
              </table:table-cell>
              <table:table-cell office:value-type="float" office:value="0.284237444400787">
                <text:p>0.284237444400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58562922477722">
                <text:p>0.258562922477722</text:p>
              </table:table-cell>
              <table:table-cell office:value-type="float" office:value="-0.0573815256357193">
                <text:p>-0.0573815256357193</text:p>
              </table:table-cell>
              <table:table-cell office:value-type="float" office:value="0.27252060174942">
                <text:p>0.27252060174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58531481027603">
                <text:p>0.258531481027603</text:p>
              </table:table-cell>
              <table:table-cell office:value-type="float" office:value="-0.0568414852023125">
                <text:p>-0.0568414852023125</text:p>
              </table:table-cell>
              <table:table-cell office:value-type="float" office:value="0.261264771223068">
                <text:p>0.261264771223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58511394262314">
                <text:p>0.258511394262314</text:p>
              </table:table-cell>
              <table:table-cell office:value-type="float" office:value="-0.0563605800271034">
                <text:p>-0.0563605800271034</text:p>
              </table:table-cell>
              <table:table-cell office:value-type="float" office:value="0.250446528196335">
                <text:p>0.250446528196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58278876543045">
                <text:p>0.258278876543045</text:p>
              </table:table-cell>
              <table:table-cell office:value-type="float" office:value="-0.0560982786118984">
                <text:p>-0.0560982786118984</text:p>
              </table:table-cell>
              <table:table-cell office:value-type="float" office:value="0.24196982383728">
                <text:p>0.24196982383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58694022893906">
                <text:p>0.258694022893906</text:p>
              </table:table-cell>
              <table:table-cell office:value-type="float" office:value="-0.056136105209589">
                <text:p>-0.056136105209589</text:p>
              </table:table-cell>
              <table:table-cell office:value-type="float" office:value="0.230475872755051">
                <text:p>0.230475872755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59362190961838">
                <text:p>0.259362190961838</text:p>
              </table:table-cell>
              <table:table-cell office:value-type="float" office:value="-0.0565696731209755">
                <text:p>-0.0565696731209755</text:p>
              </table:table-cell>
              <table:table-cell office:value-type="float" office:value="0.216403946280479">
                <text:p>0.2164039462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59527534246445">
                <text:p>0.259527534246445</text:p>
              </table:table-cell>
              <table:table-cell office:value-type="float" office:value="-0.0571173541247845">
                <text:p>-0.0571173541247845</text:p>
              </table:table-cell>
              <table:table-cell office:value-type="float" office:value="0.2041826993227">
                <text:p>0.2041826993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59687840938568">
                <text:p>0.259687840938568</text:p>
              </table:table-cell>
              <table:table-cell office:value-type="float" office:value="-0.0570758320391178">
                <text:p>-0.0570758320391178</text:p>
              </table:table-cell>
              <table:table-cell office:value-type="float" office:value="0.191158547997475">
                <text:p>0.191158547997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74099469184875">
                <text:p>0.274099469184875</text:p>
              </table:table-cell>
              <table:table-cell office:value-type="float" office:value="-0.0575015433132649">
                <text:p>-0.0575015433132649</text:p>
              </table:table-cell>
              <table:table-cell office:value-type="float" office:value="0.190596669912338">
                <text:p>0.190596669912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88043618202209">
                <text:p>0.288043618202209</text:p>
              </table:table-cell>
              <table:table-cell office:value-type="float" office:value="-0.0572585128247738">
                <text:p>-0.0572585128247738</text:p>
              </table:table-cell>
              <table:table-cell office:value-type="float" office:value="0.199264839291573">
                <text:p>0.199264839291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00675064325333">
                <text:p>0.300675064325333</text:p>
              </table:table-cell>
              <table:table-cell office:value-type="float" office:value="-0.0573756396770477">
                <text:p>-0.0573756396770477</text:p>
              </table:table-cell>
              <table:table-cell office:value-type="float" office:value="0.199502676725388">
                <text:p>0.199502676725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97397315502167">
                <text:p>0.297397315502167</text:p>
              </table:table-cell>
              <table:table-cell office:value-type="float" office:value="-0.0568286776542664">
                <text:p>-0.0568286776542664</text:p>
              </table:table-cell>
              <table:table-cell office:value-type="float" office:value="0.175248265266419">
                <text:p>0.175248265266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96761900186539">
                <text:p>0.296761900186539</text:p>
              </table:table-cell>
              <table:table-cell office:value-type="float" office:value="-0.0576536096632481">
                <text:p>-0.0576536096632481</text:p>
              </table:table-cell>
              <table:table-cell office:value-type="float" office:value="0.160245954990387">
                <text:p>0.160245954990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96073466539383">
                <text:p>0.296073466539383</text:p>
              </table:table-cell>
              <table:table-cell office:value-type="float" office:value="-0.0581016093492508">
                <text:p>-0.0581016093492508</text:p>
              </table:table-cell>
              <table:table-cell office:value-type="float" office:value="0.156936556100845">
                <text:p>0.156936556100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97258943319321">
                <text:p>0.297258943319321</text:p>
              </table:table-cell>
              <table:table-cell office:value-type="float" office:value="-0.0574798434972763">
                <text:p>-0.0574798434972763</text:p>
              </table:table-cell>
              <table:table-cell office:value-type="float" office:value="0.138380259275436">
                <text:p>0.138380259275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96723693609238">
                <text:p>0.296723693609238</text:p>
              </table:table-cell>
              <table:table-cell office:value-type="float" office:value="-0.0578393265604973">
                <text:p>-0.0578393265604973</text:p>
              </table:table-cell>
              <table:table-cell office:value-type="float" office:value="0.125099927186966">
                <text:p>0.125099927186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96587556600571">
                <text:p>0.296587556600571</text:p>
              </table:table-cell>
              <table:table-cell office:value-type="float" office:value="-0.0585249960422516">
                <text:p>-0.0585249960422516</text:p>
              </table:table-cell>
              <table:table-cell office:value-type="float" office:value="0.11628270894289">
                <text:p>0.11628270894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95689433813095">
                <text:p>0.295689433813095</text:p>
              </table:table-cell>
              <table:table-cell office:value-type="float" office:value="-0.0733969584107399">
                <text:p>-0.0733969584107399</text:p>
              </table:table-cell>
              <table:table-cell office:value-type="float" office:value="0.115399144589901">
                <text:p>0.115399144589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95637995004654">
                <text:p>0.295637995004654</text:p>
              </table:table-cell>
              <table:table-cell office:value-type="float" office:value="-0.0865269750356674">
                <text:p>-0.0865269750356674</text:p>
              </table:table-cell>
              <table:table-cell office:value-type="float" office:value="0.122792840003967">
                <text:p>0.1227928400039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9608342051506">
                <text:p>0.29608342051506</text:p>
              </table:table-cell>
              <table:table-cell office:value-type="float" office:value="-0.0990205705165863">
                <text:p>-0.0990205705165863</text:p>
              </table:table-cell>
              <table:table-cell office:value-type="float" office:value="0.124084174633026">
                <text:p>0.124084174633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96123445034027">
                <text:p>0.296123445034027</text:p>
              </table:table-cell>
              <table:table-cell office:value-type="float" office:value="-0.111378818750382">
                <text:p>-0.111378818750382</text:p>
              </table:table-cell>
              <table:table-cell office:value-type="float" office:value="0.124197818338871">
                <text:p>0.124197818338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98127919435501">
                <text:p>0.298127919435501</text:p>
              </table:table-cell>
              <table:table-cell office:value-type="float" office:value="-0.108807280659676">
                <text:p>-0.108807280659676</text:p>
              </table:table-cell>
              <table:table-cell office:value-type="float" office:value="0.0983340367674828">
                <text:p>0.0983340367674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97981679439545">
                <text:p>0.297981679439545</text:p>
              </table:table-cell>
              <table:table-cell office:value-type="float" office:value="-0.108499079942703">
                <text:p>-0.108499079942703</text:p>
              </table:table-cell>
              <table:table-cell office:value-type="float" office:value="0.0781180337071419">
                <text:p>0.0781180337071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13251137733459">
                <text:p>0.313251137733459</text:p>
              </table:table-cell>
              <table:table-cell office:value-type="float" office:value="-0.109258748590946">
                <text:p>-0.109258748590946</text:p>
              </table:table-cell>
              <table:table-cell office:value-type="float" office:value="0.0880883783102036">
                <text:p>0.0880883783102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27301383018494">
                <text:p>0.327301383018494</text:p>
              </table:table-cell>
              <table:table-cell office:value-type="float" office:value="-0.110251322388649">
                <text:p>-0.110251322388649</text:p>
              </table:table-cell>
              <table:table-cell office:value-type="float" office:value="0.0997087806463242">
                <text:p>0.0997087806463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40137839317322">
                <text:p>0.340137839317322</text:p>
              </table:table-cell>
              <table:table-cell office:value-type="float" office:value="-0.109543606638908">
                <text:p>-0.109543606638908</text:p>
              </table:table-cell>
              <table:table-cell office:value-type="float" office:value="0.101057089865208">
                <text:p>0.101057089865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52718234062195">
                <text:p>0.352718234062195</text:p>
              </table:table-cell>
              <table:table-cell office:value-type="float" office:value="-0.108942657709122">
                <text:p>-0.108942657709122</text:p>
              </table:table-cell>
              <table:table-cell office:value-type="float" office:value="0.100840479135513">
                <text:p>0.1008404791355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65000009536743">
                <text:p>0.365000009536743</text:p>
              </table:table-cell>
              <table:table-cell office:value-type="float" office:value="-0.109131313860416">
                <text:p>-0.109131313860416</text:p>
              </table:table-cell>
              <table:table-cell office:value-type="float" office:value="0.10057033598423">
                <text:p>0.100570335984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77247244119644">
                <text:p>0.377247244119644</text:p>
              </table:table-cell>
              <table:table-cell office:value-type="float" office:value="-0.109503842890263">
                <text:p>-0.109503842890263</text:p>
              </table:table-cell>
              <table:table-cell office:value-type="float" office:value="0.100594997406006">
                <text:p>0.10059499740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72753381729126">
                <text:p>0.372753381729126</text:p>
              </table:table-cell>
              <table:table-cell office:value-type="float" office:value="-0.108264692127705">
                <text:p>-0.108264692127705</text:p>
              </table:table-cell>
              <table:table-cell office:value-type="float" office:value="0.0713990703225136">
                <text:p>0.0713990703225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72022420167923">
                <text:p>0.372022420167923</text:p>
              </table:table-cell>
              <table:table-cell office:value-type="float" office:value="-0.108801625669003">
                <text:p>-0.108801625669003</text:p>
              </table:table-cell>
              <table:table-cell office:value-type="float" office:value="0.0562697574496269">
                <text:p>0.05626975744962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71626973152161">
                <text:p>0.371626973152161</text:p>
              </table:table-cell>
              <table:table-cell office:value-type="float" office:value="-0.109119087457657">
                <text:p>-0.109119087457657</text:p>
              </table:table-cell>
              <table:table-cell office:value-type="float" office:value="0.0588376335799694">
                <text:p>0.0588376335799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6575728654861">
                <text:p>0.386575728654861</text:p>
              </table:table-cell>
              <table:table-cell office:value-type="float" office:value="-0.109078474342823">
                <text:p>-0.109078474342823</text:p>
              </table:table-cell>
              <table:table-cell office:value-type="float" office:value="0.0632648169994354">
                <text:p>0.06326481699943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5097980499268">
                <text:p>0.385097980499268</text:p>
              </table:table-cell>
              <table:table-cell office:value-type="float" office:value="-0.108156107366085">
                <text:p>-0.108156107366085</text:p>
              </table:table-cell>
              <table:table-cell office:value-type="float" office:value="0.033234927803278">
                <text:p>0.0332349278032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4169340133667">
                <text:p>0.384169340133667</text:p>
              </table:table-cell>
              <table:table-cell office:value-type="float" office:value="-0.0953488200902939">
                <text:p>-0.0953488200902939</text:p>
              </table:table-cell>
              <table:table-cell office:value-type="float" office:value="0.0349179282784462">
                <text:p>0.0349179282784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4018689393997">
                <text:p>0.384018689393997</text:p>
              </table:table-cell>
              <table:table-cell office:value-type="float" office:value="-0.0832956358790398">
                <text:p>-0.0832956358790398</text:p>
              </table:table-cell>
              <table:table-cell office:value-type="float" office:value="0.0472617000341415">
                <text:p>0.0472617000341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3001625537872">
                <text:p>0.383001625537872</text:p>
              </table:table-cell>
              <table:table-cell office:value-type="float" office:value="-0.0849075317382813">
                <text:p>-0.0849075317382813</text:p>
              </table:table-cell>
              <table:table-cell office:value-type="float" office:value="0.0607999041676521">
                <text:p>0.0607999041676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3199781179428">
                <text:p>0.383199781179428</text:p>
              </table:table-cell>
              <table:table-cell office:value-type="float" office:value="-0.0841323137283325">
                <text:p>-0.0841323137283325</text:p>
              </table:table-cell>
              <table:table-cell office:value-type="float" office:value="0.0736057162284851">
                <text:p>0.07360571622848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329491019249">
                <text:p>0.38329491019249</text:p>
              </table:table-cell>
              <table:table-cell office:value-type="float" office:value="-0.0830610692501068">
                <text:p>-0.0830610692501068</text:p>
              </table:table-cell>
              <table:table-cell office:value-type="float" office:value="0.0863605365157127">
                <text:p>0.0863605365157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83357644081116">
                <text:p>0.383357644081116</text:p>
              </table:table-cell>
              <table:table-cell office:value-type="float" office:value="-0.0830119177699089">
                <text:p>-0.0830119177699089</text:p>
              </table:table-cell>
              <table:table-cell office:value-type="float" office:value="0.0995457842946053">
                <text:p>0.0995457842946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83469104766846">
                <text:p>0.383469104766846</text:p>
              </table:table-cell>
              <table:table-cell office:value-type="float" office:value="-0.083422027528286">
                <text:p>-0.083422027528286</text:p>
              </table:table-cell>
              <table:table-cell office:value-type="float" office:value="0.112439908087254">
                <text:p>0.112439908087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8348987698555">
                <text:p>0.38348987698555</text:p>
              </table:table-cell>
              <table:table-cell office:value-type="float" office:value="-0.083470307290554">
                <text:p>-0.083470307290554</text:p>
              </table:table-cell>
              <table:table-cell office:value-type="float" office:value="0.125151410698891">
                <text:p>0.125151410698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3601039648056">
                <text:p>0.383601039648056</text:p>
              </table:table-cell>
              <table:table-cell office:value-type="float" office:value="-0.0831995233893395">
                <text:p>-0.0831995233893395</text:p>
              </table:table-cell>
              <table:table-cell office:value-type="float" office:value="0.138058364391327">
                <text:p>0.138058364391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3837223052979">
                <text:p>0.383837223052979</text:p>
              </table:table-cell>
              <table:table-cell office:value-type="float" office:value="-0.0829846560955048">
                <text:p>-0.0829846560955048</text:p>
              </table:table-cell>
              <table:table-cell office:value-type="float" office:value="0.150914281606674">
                <text:p>0.1509142816066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4065479040146">
                <text:p>0.384065479040146</text:p>
              </table:table-cell>
              <table:table-cell office:value-type="float" office:value="-0.0829370990395546">
                <text:p>-0.0829370990395546</text:p>
              </table:table-cell>
              <table:table-cell office:value-type="float" office:value="0.163865283131599">
                <text:p>0.1638652831315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84314030408859">
                <text:p>0.384314030408859</text:p>
              </table:table-cell>
              <table:table-cell office:value-type="float" office:value="-0.082905538380146">
                <text:p>-0.082905538380146</text:p>
              </table:table-cell>
              <table:table-cell office:value-type="float" office:value="0.176747977733612">
                <text:p>0.176747977733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84577065706253">
                <text:p>0.384577065706253</text:p>
              </table:table-cell>
              <table:table-cell office:value-type="float" office:value="-0.0827856138348579">
                <text:p>-0.0827856138348579</text:p>
              </table:table-cell>
              <table:table-cell office:value-type="float" office:value="0.189652800559998">
                <text:p>0.189652800559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84871929883957">
                <text:p>0.384871929883957</text:p>
              </table:table-cell>
              <table:table-cell office:value-type="float" office:value="-0.082618735730648">
                <text:p>-0.082618735730648</text:p>
              </table:table-cell>
              <table:table-cell office:value-type="float" office:value="0.202554896473885">
                <text:p>0.202554896473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85164022445679">
                <text:p>0.385164022445679</text:p>
              </table:table-cell>
              <table:table-cell office:value-type="float" office:value="-0.0825045704841614">
                <text:p>-0.0825045704841614</text:p>
              </table:table-cell>
              <table:table-cell office:value-type="float" office:value="0.215477913618088">
                <text:p>0.215477913618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85158658027649">
                <text:p>0.385158658027649</text:p>
              </table:table-cell>
              <table:table-cell office:value-type="float" office:value="-0.0833006426692009">
                <text:p>-0.0833006426692009</text:p>
              </table:table-cell>
              <table:table-cell office:value-type="float" office:value="0.228353843092918">
                <text:p>0.228353843092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